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MathJax_Main" svg:font-family="MathJax_Main" style:font-pitch="variable"/>
    <style:font-face style:name="MathJax_Main1" svg:font-family="MathJax_Main"/>
    <style:font-face style:name="MathJax_Math" svg:font-family="MathJax_Math" style:font-pitch="variable"/>
    <style:font-face style:name="MathJax_Math1" svg:font-family="MathJax_Math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6.769cm" fo:min-width="8.26cm" fo:padding-top="0.139cm" fo:padding-bottom="0.139cm" fo:padding-left="0.264cm" fo:padding-right="0.264cm"/>
      <style:paragraph-properties style:writing-mode="lr-tb"/>
    </style:style>
    <style:style style:name="gr2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7cm" fo:min-width="2.61cm" fo:padding-top="0.139cm" fo:padding-bottom="0.139cm" fo:padding-left="0.264cm" fo:padding-right="0.264cm"/>
      <style:paragraph-properties style:writing-mode="lr-tb"/>
    </style:style>
    <style:style style:name="gr3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7cm" fo:min-width="2.608cm" fo:padding-top="0.139cm" fo:padding-bottom="0.139cm" fo:padding-left="0.264cm" fo:padding-right="0.264cm"/>
      <style:paragraph-properties style:writing-mode="lr-tb"/>
    </style:style>
    <style:style style:name="gr4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7cm" fo:min-width="2.608cm" fo:padding-top="0.139cm" fo:padding-bottom="0.139cm" fo:padding-left="0.264cm" fo:padding-right="0.264cm"/>
      <style:paragraph-properties style:writing-mode="lr-tb"/>
    </style:style>
    <style:style style:name="gr5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7cm" fo:min-width="2.61cm" fo:padding-top="0.139cm" fo:padding-bottom="0.139cm" fo:padding-left="0.264cm" fo:padding-right="0.264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7.087cm" fo:min-width="3.252cm" fo:padding-top="0.139cm" fo:padding-bottom="0.139cm" fo:padding-left="0.264cm" fo:padding-right="0.264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0.199cm" fo:min-width="0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5cm"/>
      <style:paragraph-properties style:writing-mode="lr-tb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middle" draw:auto-grow-height="false" fo:min-height="0.957cm" fo:min-width="2.012cm" fo:padding-top="0.139cm" fo:padding-bottom="0.139cm" fo:padding-left="0.264cm" fo:padding-right="0.264cm"/>
      <style:paragraph-properties style:writing-mode="lr-tb"/>
    </style:style>
    <style:style style:name="gr12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6.134cm" fo:min-width="4.522cm" fo:padding-top="0.139cm" fo:padding-bottom="0.139cm" fo:padding-left="0.264cm" fo:padding-right="0.264cm"/>
      <style:paragraph-properties style:writing-mode="lr-tb"/>
    </style:style>
    <style:style style:name="gr14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top" draw:auto-grow-height="false" fo:min-height="1.787cm" fo:min-width="3.103cm" fo:padding-top="0.139cm" fo:padding-bottom="0.139cm" fo:padding-left="0.264cm" fo:padding-right="0.264cm"/>
      <style:paragraph-properties style:writing-mode="lr-tb"/>
    </style:style>
    <style:style style:name="gr15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top" draw:auto-grow-height="false" fo:min-height="1.785cm" fo:min-width="3.102cm" fo:padding-top="0.139cm" fo:padding-bottom="0.139cm" fo:padding-left="0.264cm" fo:padding-right="0.264cm"/>
      <style:paragraph-properties style:writing-mode="lr-tb"/>
    </style:style>
    <style:style style:name="gr16" style:family="graphic" style:parent-style-name="standard">
      <style:graphic-properties svg:stroke-color="#000000" draw:fill-color="#dddddd" draw:textarea-horizontal-align="justify" draw:textarea-vertical-align="middle" draw:auto-grow-height="false" fo:min-height="0.548cm" fo:min-width="0.322cm" fo:wrap-option="wrap"/>
      <style:paragraph-properties style:writing-mode="lr-tb"/>
    </style:style>
    <style:style style:name="gr17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548cm" fo:min-width="0.322cm" fo:wrap-option="wrap"/>
      <style:paragraph-properties style:writing-mode="lr-tb"/>
    </style:style>
    <style:style style:name="gr18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548cm" fo:min-width="0.322cm" fo:wrap-option="wrap"/>
      <style:paragraph-properties style:writing-mode="lr-tb"/>
    </style:style>
    <style:style style:name="gr19" style:family="graphic" style:parent-style-name="objectwithoutfill">
      <style:graphic-properties svg:stroke-width="0.081cm" svg:stroke-color="#000000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6.769cm" fo:min-width="8.362cm" fo:padding-top="0.139cm" fo:padding-bottom="0.139cm" fo:padding-left="0.264cm" fo:padding-right="0.264cm"/>
      <style:paragraph-properties style:writing-mode="lr-tb"/>
    </style:style>
    <style:style style:name="gr21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7cm" fo:min-width="2.646cm" fo:padding-top="0.139cm" fo:padding-bottom="0.139cm" fo:padding-left="0.264cm" fo:padding-right="0.264cm"/>
      <style:paragraph-properties style:writing-mode="lr-tb"/>
    </style:style>
    <style:style style:name="gr22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7cm" fo:min-width="2.646cm" fo:padding-top="0.139cm" fo:padding-bottom="0.139cm" fo:padding-left="0.264cm" fo:padding-right="0.264cm"/>
      <style:paragraph-properties style:writing-mode="lr-tb"/>
    </style:style>
    <style:style style:name="gr23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7cm" fo:min-width="2.646cm" fo:padding-top="0.139cm" fo:padding-bottom="0.139cm" fo:padding-left="0.264cm" fo:padding-right="0.264cm"/>
      <style:paragraph-properties style:writing-mode="lr-tb"/>
    </style:style>
    <style:style style:name="gr24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top" draw:auto-grow-height="false" fo:min-height="1.785cm" fo:min-width="3.102cm" fo:padding-top="0.139cm" fo:padding-bottom="0.139cm" fo:padding-left="0.264cm" fo:padding-right="0.264cm"/>
      <style:paragraph-properties style:writing-mode="lr-tb"/>
    </style:style>
    <style:style style:name="gr25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548cm" fo:min-width="0.322cm" fo:wrap-option="wrap"/>
      <style:paragraph-properties style:writing-mode="lr-tb"/>
    </style:style>
    <style:style style:name="gr26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548cm" fo:min-width="0.322cm" fo:wrap-option="wrap"/>
      <style:paragraph-properties style:writing-mode="lr-tb"/>
    </style:style>
    <style:style style:name="gr27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3.822cm" fo:min-width="2.239cm" fo:padding-top="0.139cm" fo:padding-bottom="0.139cm" fo:padding-left="0.264cm" fo:padding-right="0.264cm"/>
      <style:paragraph-properties style:writing-mode="lr-tb"/>
    </style:style>
    <style:style style:name="gr28" style:family="graphic" style:parent-style-name="standard">
      <style:graphic-properties svg:stroke-color="#000000" draw:fill-color="#cccccc" draw:textarea-horizontal-align="justify" draw:textarea-vertical-align="middle" draw:auto-grow-height="false" fo:min-height="0.141cm" fo:min-width="0cm" fo:wrap-option="wrap"/>
    </style:style>
    <style:style style:name="gr29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10.827cm" fo:min-width="3.026cm" fo:padding-top="0.139cm" fo:padding-bottom="0.139cm" fo:padding-left="0.264cm" fo:padding-right="0.264cm"/>
      <style:paragraph-properties style:writing-mode="lr-tb"/>
    </style:style>
    <style:style style:name="gr30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163cm" fo:min-width="2.269cm" fo:padding-top="0.139cm" fo:padding-bottom="0.139cm" fo:padding-left="0.264cm" fo:padding-right="0.264cm"/>
      <style:paragraph-properties style:writing-mode="lr-tb"/>
    </style:style>
    <style:style style:name="gr31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162cm" fo:min-width="2.268cm" fo:padding-top="0.139cm" fo:padding-bottom="0.139cm" fo:padding-left="0.264cm" fo:padding-right="0.264cm"/>
      <style:paragraph-properties style:writing-mode="lr-tb"/>
    </style:style>
    <style:style style:name="gr32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162cm" fo:min-width="2.269cm" fo:padding-top="0.139cm" fo:padding-bottom="0.139cm" fo:padding-left="0.264cm" fo:padding-right="0.264cm"/>
      <style:paragraph-properties style:writing-mode="lr-tb"/>
    </style:style>
    <style:style style:name="gr33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162cm" fo:min-width="2.268cm" fo:padding-top="0.139cm" fo:padding-bottom="0.139cm" fo:padding-left="0.264cm" fo:padding-right="0.264cm"/>
      <style:paragraph-properties style:writing-mode="lr-tb"/>
    </style:style>
    <style:style style:name="gr34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162cm" fo:min-width="2.269cm" fo:padding-top="0.139cm" fo:padding-bottom="0.139cm" fo:padding-left="0.264cm" fo:padding-right="0.264cm"/>
      <style:paragraph-properties style:writing-mode="lr-tb"/>
    </style:style>
    <style:style style:name="gr35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6.131cm" fo:min-width="2.841cm" fo:padding-top="0.139cm" fo:padding-bottom="0.139cm" fo:padding-left="0.264cm" fo:padding-right="0.264cm"/>
      <style:paragraph-properties style:writing-mode="lr-tb"/>
    </style:style>
    <style:style style:name="gr36" style:family="graphic" style:parent-style-name="standard">
      <style:graphic-properties svg:stroke-color="#000000" draw:fill-color="#cccccc" draw:textarea-horizontal-align="justify" draw:textarea-vertical-align="middle" draw:auto-grow-height="false" fo:min-height="0.142cm" fo:min-width="0cm" fo:wrap-option="wrap"/>
    </style:style>
    <style:style style:name="gr37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middle" draw:auto-grow-height="false" fo:min-height="0.797cm" fo:min-width="1.737cm" fo:padding-top="0.139cm" fo:padding-bottom="0.139cm" fo:padding-left="0.264cm" fo:padding-right="0.264cm"/>
      <style:paragraph-properties style:writing-mode="lr-tb"/>
    </style:style>
    <style:style style:name="gr38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3.293cm" fo:min-width="4.26cm" fo:padding-top="0.139cm" fo:padding-bottom="0.139cm" fo:padding-left="0.264cm" fo:padding-right="0.264cm"/>
      <style:paragraph-properties style:writing-mode="lr-tb"/>
    </style:style>
    <style:style style:name="gr39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top" draw:auto-grow-height="false" fo:min-height="1.627cm" fo:min-width="2.916cm" fo:padding-top="0.139cm" fo:padding-bottom="0.139cm" fo:padding-left="0.264cm" fo:padding-right="0.264cm"/>
      <style:paragraph-properties style:writing-mode="lr-tb"/>
    </style:style>
    <style:style style:name="gr40" style:family="graphic" style:parent-style-name="standard">
      <style:graphic-properties svg:stroke-color="#000000" draw:fill-color="#dddddd" draw:textarea-horizontal-align="justify" draw:textarea-vertical-align="middle" draw:auto-grow-height="false" fo:min-height="0.486cm" fo:min-width="0.28cm" fo:wrap-option="wrap"/>
      <style:paragraph-properties style:writing-mode="lr-tb"/>
    </style:style>
    <style:style style:name="gr41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485cm" fo:min-width="0.279cm" fo:wrap-option="wrap"/>
      <style:paragraph-properties style:writing-mode="lr-tb"/>
    </style:style>
    <style:style style:name="gr42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3" style:family="graphic" style:parent-style-name="objectwithoutfill">
      <style:graphic-properties svg:stroke-width="0.035cm" svg:stroke-color="#000000" draw:marker-start-width="0.252cm" draw:marker-end="Arrowheads_20_5" draw:marker-end-width="0.352cm" draw:fill="none" draw:textarea-vertical-align="middle" fo:padding-top="0.142cm" fo:padding-bottom="0.142cm" fo:padding-left="0.267cm" fo:padding-right="0.267cm"/>
    </style:style>
    <style:style style:name="gr44" style:family="graphic" style:parent-style-name="objectwithoutfill">
      <style:graphic-properties svg:stroke-width="0.035cm" svg:stroke-color="#000000" draw:marker-start-width="0.252cm" draw:marker-end="Arrowheads_20_6" draw:marker-end-width="0.352cm" draw:fill="none" draw:textarea-vertical-align="middle" fo:padding-top="0.142cm" fo:padding-bottom="0.142cm" fo:padding-left="0.267cm" fo:padding-right="0.267cm"/>
    </style:style>
    <style:style style:name="gr45" style:family="graphic" style:parent-style-name="objectwithoutfill">
      <style:graphic-properties svg:stroke-width="0.028cm" svg:stroke-color="#000000" draw:marker-start-width="0.242cm" draw:marker-end="Arrowheads_20_7" draw:marker-end-width="0.342cm" draw:fill="none" draw:textarea-vertical-align="middle" fo:padding-top="0.139cm" fo:padding-bottom="0.139cm" fo:padding-left="0.264cm" fo:padding-right="0.264cm"/>
    </style:style>
    <style:style style:name="gr46" style:family="graphic" style:parent-style-name="objectwithoutfill">
      <style:graphic-properties svg:stroke-width="0.028cm" svg:stroke-color="#000000" draw:marker-start-width="0.242cm" draw:marker-end="Arrowheads_20_8" draw:marker-end-width="0.342cm" draw:fill="none" draw:textarea-vertical-align="middle" fo:padding-top="0.139cm" fo:padding-bottom="0.139cm" fo:padding-left="0.264cm" fo:padding-right="0.264cm"/>
    </style:style>
    <style:style style:name="gr47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162cm" fo:min-width="2.268cm" fo:padding-top="0.139cm" fo:padding-bottom="0.139cm" fo:padding-left="0.264cm" fo:padding-right="0.264cm"/>
      <style:paragraph-properties style:writing-mode="lr-tb"/>
    </style:style>
    <style:style style:name="gr48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162cm" fo:min-width="2.269cm" fo:padding-top="0.139cm" fo:padding-bottom="0.139cm" fo:padding-left="0.264cm" fo:padding-right="0.264cm"/>
      <style:paragraph-properties style:writing-mode="lr-tb"/>
    </style:style>
    <style:style style:name="gr49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5.437cm" fo:min-width="2.825cm" fo:padding-top="0.139cm" fo:padding-bottom="0.139cm" fo:padding-left="0.264cm" fo:padding-right="0.264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542cm"/>
      <style:paragraph-properties style:writing-mode="lr-tb"/>
    </style:style>
    <style:style style:name="gr53" style:family="graphic" style:parent-style-name="standard">
      <style:graphic-properties svg:stroke-width="0.106cm" svg:stroke-color="#ff0000" draw:marker-start-width="0.359cm" draw:marker-end-width="0.359cm" draw:fill-color="#000000" draw:textarea-vertical-align="middle" fo:padding-top="0.178cm" fo:padding-bottom="0.178cm" fo:padding-left="0.303cm" fo:padding-right="0.303cm"/>
    </style:style>
    <style:style style:name="gr54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5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6" style:family="graphic" style:parent-style-name="standard">
      <style:graphic-properties svg:stroke-color="#000000" draw:fill-color="#000000" draw:textarea-horizontal-align="justify" draw:textarea-vertical-align="middle" draw:auto-grow-height="false" fo:min-height="1.097cm" fo:min-width="0.847cm" fo:wrap-option="wrap"/>
      <style:paragraph-properties style:writing-mode="lr-tb"/>
    </style:style>
    <style:style style:name="gr57" style:family="graphic" style:parent-style-name="standard">
      <style:graphic-properties svg:stroke-color="#000000" draw:fill-color="#000000" draw:textarea-horizontal-align="justify" draw:textarea-vertical-align="middle" draw:auto-grow-height="false" fo:min-height="1.097cm" fo:min-width="0.847cm" fo:wrap-option="wrap"/>
    </style:style>
    <style:style style:name="gr58" style:family="graphic" style:parent-style-name="standard">
      <style:graphic-properties svg:stroke-color="#ffd428" draw:fill-color="#ffd428" draw:textarea-horizontal-align="justify" draw:textarea-vertical-align="middle" draw:auto-grow-height="false" fo:min-height="0.98cm" fo:min-width="1.944cm"/>
    </style:style>
    <style:style style:name="gr59" style:family="graphic" style:parent-style-name="standard">
      <style:graphic-properties svg:stroke-color="#ff0000" draw:fill-color="#ff0000" draw:textarea-horizontal-align="justify" draw:textarea-vertical-align="middle" draw:auto-grow-height="false" fo:min-height="0.01cm" fo:min-width="0cm" fo:wrap-option="wrap"/>
    </style:style>
    <style:style style:name="gr60" style:family="graphic" style:parent-style-name="standard">
      <style:graphic-properties svg:stroke-width="0.106cm" svg:stroke-color="#ff0000" draw:marker-start-width="0.359cm" draw:marker-end-width="0.359cm" draw:fill-color="#ff0000" draw:textarea-vertical-align="middle" fo:padding-top="0.178cm" fo:padding-bottom="0.178cm" fo:padding-left="0.303cm" fo:padding-right="0.303cm"/>
    </style:style>
    <style:style style:name="gr61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 fo:wrap-option="wrap"/>
    </style:style>
    <style:style style:name="gr62" style:family="graphic" style:parent-style-name="standard">
      <style:graphic-properties svg:stroke-width="0.035cm" svg:stroke-color="#ff0000" draw:marker-start-width="0.252cm" draw:marker-end-width="0.252cm" draw:fill-color="#ff0000" draw:textarea-horizontal-align="justify" draw:textarea-vertical-align="middle" draw:auto-grow-height="false" fo:min-height="0cm" fo:min-width="0cm" fo:padding-top="0.142cm" fo:padding-bottom="0.142cm" fo:padding-left="0.267cm" fo:padding-right="0.267cm" fo:wrap-option="wrap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.102cm" fo:margin-bottom="0cm" fo:text-align="start" style:writing-mode="lr-tb"/>
    </style:style>
    <style:style style:name="P2" style:family="paragraph">
      <loext:graphic-properties draw:fill="solid" draw:fill-color="#999999"/>
      <style:paragraph-properties fo:margin-top="0.102cm" fo:margin-bottom="0cm" fo:text-align="start" style:writing-mode="lr-tb"/>
    </style:style>
    <style:style style:name="P3" style:family="paragraph">
      <style:paragraph-properties fo:margin-top="0.102cm" fo:margin-bottom="0cm" fo:text-align="center" style:writing-mode="lr-tb"/>
      <style:text-properties fo:font-size="12pt"/>
    </style:style>
    <style:style style:name="P4" style:family="paragraph">
      <loext:graphic-properties draw:fill="solid" draw:fill-color="#cccccc"/>
      <style:paragraph-properties fo:margin-top="0.102cm" fo:margin-bottom="0cm" fo:text-align="center" style:writing-mode="lr-tb"/>
      <style:text-properties fo:font-size="12pt"/>
    </style:style>
    <style:style style:name="P5" style:family="paragraph">
      <style:paragraph-properties fo:margin-left="0cm" fo:margin-right="0cm" fo:margin-top="0.102cm" fo:margin-bottom="0cm" fo:line-height="100%" fo:text-align="center" fo:text-indent="0cm" style:writing-mode="lr-tb"/>
      <style:text-properties fo:font-size="12pt"/>
    </style:style>
    <style:style style:name="P6" style:family="paragraph">
      <loext:graphic-properties draw:fill="solid" draw:fill-color="#cccccc"/>
      <style:paragraph-properties fo:margin-left="0cm" fo:margin-right="0cm" fo:margin-top="0.102cm" fo:margin-bottom="0cm" fo:line-height="100%" fo:text-align="center" fo:text-indent="0cm" style:writing-mode="lr-tb"/>
      <style:text-properties fo:font-size="1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top="0.102cm" fo:margin-bottom="0cm" fo:text-align="center" style:writing-mode="lr-tb"/>
    </style:style>
    <style:style style:name="P9" style:family="paragraph">
      <loext:graphic-properties draw:fill="solid" draw:fill-color="#999999"/>
      <style:paragraph-properties fo:margin-top="0.102cm" fo:margin-bottom="0cm"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cccccc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4" style:family="paragraph">
      <style:paragraph-properties fo:text-align="center" style:writing-mode="lr-tb"/>
      <style:text-properties style:font-name="MathJax_Math" fo:font-size="12pt" style:font-size-asian="12pt" style:font-size-complex="12pt"/>
    </style:style>
    <style:style style:name="P15" style:family="paragraph">
      <loext:graphic-properties draw:fill-color="#dddddd"/>
      <style:paragraph-properties fo:text-align="center" style:writing-mode="lr-tb"/>
      <style:text-properties style:font-name="MathJax_Math" fo:font-size="12pt" style:font-size-asian="12pt" style:font-size-complex="12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fo:margin-left="0cm" fo:margin-right="0cm" fo:margin-top="0cm" fo:margin-bottom="0cm" fo:line-height="100%" fo:text-indent="0cm" style:writing-mode="lr-tb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8pt" style:font-size-asian="8pt" style:font-size-complex="8pt"/>
    </style:style>
    <style:style style:name="P21" style:family="paragraph">
      <style:paragraph-properties fo:margin-top="0.102cm" fo:margin-bottom="0cm" fo:text-align="start" style:writing-mode="lr-tb"/>
      <style:text-properties fo:font-size="15pt" style:font-size-asian="15pt" style:font-size-complex="15pt"/>
    </style:style>
    <style:style style:name="P22" style:family="paragraph">
      <loext:graphic-properties draw:fill="solid" draw:fill-color="#999999"/>
      <style:paragraph-properties fo:margin-top="0.102cm" fo:margin-bottom="0cm" fo:text-align="start" style:writing-mode="lr-tb"/>
      <style:text-properties fo:font-size="15pt" style:font-size-asian="15pt" style:font-size-complex="15pt"/>
    </style:style>
    <style:style style:name="P23" style:family="paragraph">
      <style:paragraph-properties fo:margin-top="0.102cm" fo:margin-bottom="0cm" fo:text-align="center"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cccccc"/>
      <style:paragraph-properties fo:margin-top="0.102cm" fo:margin-bottom="0cm" fo:text-align="center" style:writing-mode="lr-tb"/>
      <style:text-properties fo:font-size="10pt" style:font-size-asian="10pt" style:font-size-complex="10pt"/>
    </style:style>
    <style:style style:name="P25" style:family="paragraph">
      <style:paragraph-properties fo:margin-left="0cm" fo:margin-right="0cm" fo:margin-top="0.102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26" style:family="paragraph">
      <loext:graphic-properties draw:fill="solid" draw:fill-color="#cccccc"/>
      <style:paragraph-properties fo:margin-left="0cm" fo:margin-right="0cm" fo:margin-top="0.102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27" style:family="paragraph">
      <style:paragraph-properties fo:margin-left="0cm" fo:margin-right="0cm" fo:margin-top="0.102cm" fo:margin-bottom="0cm" fo:line-height="100%" fo:text-align="center" fo:text-indent="0cm" style:writing-mode="lr-tb"/>
      <style:text-properties fo:font-size="10pt"/>
    </style:style>
    <style:style style:name="P28" style:family="paragraph">
      <loext:graphic-properties draw:fill="solid" draw:fill-color="#cccccc"/>
      <style:paragraph-properties fo:margin-left="0cm" fo:margin-right="0cm" fo:margin-top="0.102cm" fo:margin-bottom="0cm" fo:line-height="100%" fo:text-align="center" fo:text-indent="0cm" style:writing-mode="lr-tb"/>
      <style:text-properties fo:font-size="10pt"/>
    </style:style>
    <style:style style:name="P29" style:family="paragraph">
      <style:paragraph-properties fo:margin-top="0.102cm" fo:margin-bottom="0cm" fo:text-align="center" style:writing-mode="lr-tb"/>
      <style:text-properties fo:font-size="15pt" style:font-size-asian="15pt" style:font-size-complex="15pt"/>
    </style:style>
    <style:style style:name="P30" style:family="paragraph">
      <loext:graphic-properties draw:fill="solid" draw:fill-color="#999999"/>
      <style:paragraph-properties fo:margin-top="0.102cm" fo:margin-bottom="0cm" fo:text-align="center" style:writing-mode="lr-tb"/>
      <style:text-properties fo:font-size="15pt" style:font-size-asian="15pt" style:font-size-complex="15pt"/>
    </style:style>
    <style:style style:name="P31" style:family="paragraph">
      <style:paragraph-properties fo:text-align="center" style:writing-mode="lr-tb"/>
      <style:text-properties style:font-name="MathJax_Math" fo:font-size="10pt" style:font-size-asian="10pt" style:font-size-complex="10pt"/>
    </style:style>
    <style:style style:name="P32" style:family="paragraph">
      <loext:graphic-properties draw:fill-color="#dddddd"/>
      <style:paragraph-properties fo:text-align="center" style:writing-mode="lr-tb"/>
      <style:text-properties style:font-name="MathJax_Math" fo:font-size="10pt" style:font-size-asian="10pt" style:font-size-complex="10pt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34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35" style:family="paragraph">
      <style:paragraph-properties fo:text-align="center"/>
    </style:style>
    <style:style style:name="P36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MathJax_Main" fo:font-size="24pt" fo:font-style="italic" style:font-size-asian="24pt" style:font-style-asian="italic" style:font-size-complex="24pt" style:font-style-complex="italic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0000" loext:opacity="100%" loext:color-lum-mod="100%" loext:color-lum-off="0%" style:font-name="MathJax_Main" fo:font-size="24pt" fo:font-style="italic" style:font-size-asian="24pt" style:font-style-asian="italic" style:font-size-complex="24pt" style:font-style-complex="italic"/>
    </style:style>
    <style:style style:name="P39" style:family="paragraph">
      <loext:graphic-properties draw:fill-color="#000000"/>
      <style:paragraph-properties fo:text-align="center"/>
    </style:style>
    <style:style style:name="P40" style:family="paragraph">
      <loext:graphic-properties draw:fill-color="#000000"/>
      <style:paragraph-properties fo:text-align="center" style:writing-mode="lr-tb"/>
      <style:text-properties style:font-name="MathJax_Main" fo:font-style="italic" style:font-style-asian="italic" style:font-style-complex="italic"/>
    </style:style>
    <style:style style:name="P41" style:family="paragraph">
      <loext:graphic-properties draw:fill-color="#ffd428"/>
      <style:paragraph-properties fo:text-align="center"/>
      <style:text-properties fo:font-weight="bold"/>
    </style:style>
    <style:style style:name="P42" style:family="paragraph">
      <loext:graphic-properties draw:fill-color="#ff0000"/>
      <style:paragraph-properties fo:text-align="center"/>
    </style:style>
    <style:style style:name="P43" style:family="paragraph">
      <loext:graphic-properties draw:fill="none" draw:fill-color="#ffffff"/>
      <style:paragraph-properties fo:text-align="center" style:writing-mode="lr-tb"/>
      <style:text-properties fo:color="#000000" loext:opacity="100%" loext:color-lum-mod="100%" loext:color-lum-off="0%" style:font-name="MathJax_Main" fo:font-size="24pt" fo:font-style="italic" style:font-size-asian="24pt" style:font-style-asian="italic" style:font-size-complex="24pt" style:font-style-complex="italic"/>
    </style:style>
    <style:style style:name="T1" style:family="text">
      <style:text-properties fo:font-size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3" style:font-name-asian="Liberation Sans3" style:font-name-complex="Liberation Sans3"/>
    </style:style>
    <style:style style:name="T4" style:family="text">
      <style:text-properties style:font-name="MathJax_Math" fo:font-size="12pt" style:font-size-asian="12pt" style:font-size-complex="12pt"/>
    </style:style>
    <style:style style:name="T5" style:family="text">
      <style:text-properties style:text-position="-8% 58%" style:font-name="MathJax_Math" fo:font-size="12pt" style:font-size-asian="12pt" style:font-size-complex="12pt"/>
    </style:style>
    <style:style style:name="T6" style:family="text">
      <style:text-properties style:text-position="0% 100%" style:font-name="MathJax_Math1" fo:font-size="12pt" style:font-name-asian="MathJax_Math1" style:font-size-asian="12pt" style:font-name-complex="MathJax_Math1" style:font-size-complex="12pt"/>
    </style:style>
    <style:style style:name="T7" style:family="text">
      <style:text-properties style:text-position="-8% 58%" style:font-name="MathJax_Math" fo:font-size="12pt" style:font-name-asian="MathJax_Math1" style:font-size-asian="12pt" style:font-name-complex="MathJax_Math1" style:font-size-complex="12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/>
    </style:style>
    <style:style style:name="T12" style:family="text">
      <style:text-properties style:font-name="MathJax_Math" fo:font-size="10pt" style:font-size-asian="10pt" style:font-size-complex="10pt"/>
    </style:style>
    <style:style style:name="T13" style:family="text">
      <style:text-properties style:text-position="-8% 58%" style:font-name="MathJax_Math" fo:font-size="10pt" style:font-size-asian="10pt" style:font-size-complex="10pt"/>
    </style:style>
    <style:style style:name="T14" style:family="text">
      <style:text-properties style:text-position="-8% 58%" fo:font-size="10pt" style:font-size-asian="10pt" style:font-size-complex="10pt"/>
    </style:style>
    <style:style style:name="T15" style:family="text">
      <style:text-properties fo:color="#ffffff" loext:opacity="100%" style:font-name="MathJax_Main" fo:font-size="24pt" fo:font-style="italic" style:font-size-asian="24pt" style:font-style-asian="italic" style:font-size-complex="24pt" style:font-style-complex="italic"/>
    </style:style>
    <style:style style:name="T16" style:family="text">
      <style:text-properties fo:color="#ffffff" loext:opacity="100%" style:text-position="-8% 58%" style:font-name="MathJax_Main" fo:font-size="24pt" fo:font-style="italic" style:font-size-asian="24pt" style:font-style-asian="italic" style:font-size-complex="24pt" style:font-style-complex="italic"/>
    </style:style>
    <style:style style:name="T17" style:family="text">
      <style:text-properties fo:color="#ffffff" loext:opacity="100%" style:text-position="-8% 58%" style:font-name="MathJax_Main" fo:font-size="24pt" fo:font-style="normal" style:font-size-asian="24pt" style:font-style-asian="normal" style:font-size-complex="24pt" style:font-style-complex="normal"/>
    </style:style>
    <style:style style:name="T18" style:family="text">
      <style:text-properties fo:color="#ff0000" loext:opacity="100%" style:font-name="MathJax_Math" fo:font-size="24pt" fo:font-style="normal" style:font-size-asian="24pt" style:font-style-asian="normal" style:font-size-complex="24pt" style:font-style-complex="normal"/>
    </style:style>
    <style:style style:name="T19" style:family="text">
      <style:text-properties fo:color="#ff0000" loext:opacity="100%" style:font-name="MathJax_Main" fo:font-size="24pt" fo:font-style="italic" style:font-size-asian="24pt" style:font-style-asian="italic" style:font-size-complex="24pt" style:font-style-complex="italic"/>
    </style:style>
    <style:style style:name="T20" style:family="text">
      <style:text-properties fo:font-variant="normal" fo:text-transform="none" fo:color="#ff0000" loext:opacity="100%" style:text-outline="false" style:text-line-through-style="none" style:text-line-through-type="none" style:font-name="MathJax_Math" fo:font-size="24pt" fo:font-style="italic" fo:text-shadow="none" style:text-underline-style="none" fo:font-weight="normal" style:letter-kerning="true" style:font-name-asian="Noto Sans CJK SC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0000" loext:opacity="100%" style:text-outline="false" style:text-line-through-style="none" style:text-line-through-type="none" style:font-name="MathJax_Main" fo:font-size="24pt" fo:font-style="italic" fo:text-shadow="none" style:text-underline-style="none" fo:font-weight="normal" style:letter-kerning="true" style:font-name-asian="Noto Sans CJK SC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0000" loext:opacity="100%" style:font-name="MathJax_Main1" fo:font-size="24pt" fo:font-style="italic" style:font-name-asian="MathJax_Main1" style:font-size-asian="24pt" style:font-style-asian="italic" style:font-name-complex="MathJax_Main1" style:font-size-complex="24pt" style:font-style-complex="italic"/>
    </style:style>
    <style:style style:name="T23" style:family="text">
      <style:text-properties fo:color="#ff0000" loext:opacity="100%" style:font-name="MathJax_Main" fo:font-size="24pt" fo:font-style="italic" style:font-name-asian="MathJax_Main1" style:font-size-asian="24pt" style:font-style-asian="italic" style:font-name-complex="MathJax_Main1" style:font-size-complex="24pt" style:font-style-complex="italic"/>
    </style:style>
    <style:style style:name="T24" style:family="text">
      <style:text-properties fo:color="#000000" loext:opacity="100%" style:font-name="MathJax_Main" fo:font-size="24pt" fo:font-style="italic" style:font-size-asian="24pt" style:font-style-asian="italic" style:font-size-complex="24pt" style:font-style-complex="italic"/>
    </style:style>
    <style:style style:name="T25" style:family="text">
      <style:text-properties fo:color="#000000" loext:opacity="100%" style:font-name="MathJax_Main1" fo:font-size="24pt" fo:font-style="italic" style:font-name-asian="MathJax_Main1" style:font-size-asian="24pt" style:font-style-asian="italic" style:font-name-complex="MathJax_Main1" style:font-size-complex="24pt" style:font-style-complex="italic"/>
    </style:style>
    <style:style style:name="T26" style:family="text">
      <style:text-properties fo:color="#000000" loext:opacity="100%" style:font-name="MathJax_Main" fo:font-size="24pt" fo:font-style="italic" style:font-name-asian="MathJax_Main1" style:font-size-asian="24pt" style:font-style-asian="italic" style:font-name-complex="MathJax_Main1" style:font-size-complex="24pt" style:font-style-complex="italic"/>
    </style:style>
    <style:style style:name="T27" style:family="text">
      <style:text-properties fo:color="#000000" loext:opacity="100%" style:text-position="-8% 58%" style:font-name="MathJax_Main" fo:font-size="24pt" fo:font-style="italic" style:font-size-asian="24pt" style:font-style-asian="italic" style:font-size-complex="24pt" style:font-style-complex="italic"/>
    </style:style>
    <style:style style:name="T28" style:family="text">
      <style:text-properties fo:color="#000000" loext:opacity="100%" style:text-position="-8% 58%" style:font-name="MathJax_Main"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2" draw:layer="layout" svg:width="8.788cm" svg:height="7.047cm" svg:x="9.606cm" svg:y="4.352cm">
            <text:p text:style-name="P1">Observa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138cm" svg:height="1.655cm" svg:x="14.597cm" svg:y="5.303cm">
            <text:p text:style-name="P3"><text:span text:style-name="T1">Orien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3.136cm" svg:height="1.655cm" svg:x="10.205cm" svg:y="5.303cm">
            <text:p text:style-name="P3"><text:span text:style-name="T1">Pos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138cm" svg:height="1.655cm" svg:x="14.596cm" svg:y="7.257cm">
            <text:p text:style-name="P3"><text:span text:style-name="T1">Body Rat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draw:layer="layout" svg:width="3.136cm" svg:height="1.655cm" svg:x="10.204cm" svg:y="7.257cm">
            <text:p text:style-name="P5"><text:span text:style-name="T1">Veloc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3.138cm" svg:height="1.655cm" svg:x="14.595cm" svg:y="9.211cm">
            <text:p text:style-name="P5"><text:span text:style-name="T1">Position second next way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3.136cm" svg:height="1.655cm" svg:x="10.203cm" svg:y="9.211cm">
            <text:p text:style-name="P3"><text:span text:style-name="T1">Position next way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g>
          <draw:custom-shape draw:style-name="gr7" draw:text-style-name="P9" draw:layer="layout" svg:width="3.78cm" svg:height="7.365cm" svg:x="12.11cm" svg:y="4.193cm">
            <text:p text:style-name="P8">2 x 128</text:p>
            <text:p text:style-name="P8">tanh</text:p>
            <draw:enhanced-geometry svg:viewBox="0 0 21600 21600" draw:type="rectangle" draw:enhanced-path="M 0 0 L 21600 0 21600 21600 0 21600 0 0 Z N"/>
          </draw:custom-shape>
          <draw:line draw:style-name="gr8" draw:text-style-name="P10" draw:layer="layout" svg:x1="13.14cm" svg:y1="6.834cm" svg:x2="14.857cm" svg:y2="6.834cm">
            <text:p/>
          </draw:line>
          <draw:line draw:style-name="gr8" draw:text-style-name="P10" draw:layer="layout" svg:x1="13.26cm" svg:y1="6.838cm" svg:x2="14.732cm" svg:y2="7.722cm">
            <text:p/>
          </draw:line>
          <draw:line draw:style-name="gr8" draw:text-style-name="P10" draw:layer="layout" svg:x1="14.704cm" svg:y1="6.838cm" svg:x2="13.248cm" svg:y2="7.748cm">
            <text:p/>
          </draw:line>
          <draw:line draw:style-name="gr8" draw:text-style-name="P10" draw:layer="layout" svg:x1="13.141cm" svg:y1="7.723cm" svg:x2="14.858cm" svg:y2="7.723cm">
            <text:p/>
          </draw:line>
          <draw:line draw:style-name="gr8" draw:text-style-name="P10" draw:layer="layout" svg:x1="13.14cm" svg:y1="9.534cm" svg:x2="14.857cm" svg:y2="9.534cm">
            <text:p/>
          </draw:line>
          <draw:line draw:style-name="gr8" draw:text-style-name="P10" draw:layer="layout" svg:x1="13.26cm" svg:y1="9.538cm" svg:x2="14.732cm" svg:y2="10.422cm">
            <text:p/>
          </draw:line>
          <draw:line draw:style-name="gr8" draw:text-style-name="P10" draw:layer="layout" svg:x1="14.704cm" svg:y1="9.538cm" svg:x2="13.248cm" svg:y2="10.448cm">
            <text:p/>
          </draw:line>
          <draw:line draw:style-name="gr8" draw:text-style-name="P10" draw:layer="layout" svg:x1="13.141cm" svg:y1="10.423cm" svg:x2="14.858cm" svg:y2="10.423cm">
            <text:p/>
          </draw:line>
          <draw:line draw:style-name="gr8" draw:text-style-name="P10" draw:layer="layout" svg:x1="13.26cm" svg:y1="6.838cm" svg:x2="14.732cm" svg:y2="9.534cm">
            <text:p/>
          </draw:line>
          <draw:line draw:style-name="gr8" draw:text-style-name="P10" draw:layer="layout" svg:x1="13.28cm" svg:y1="7.748cm" svg:x2="14.722cm" svg:y2="9.538cm">
            <text:p/>
          </draw:line>
          <draw:line draw:style-name="gr8" draw:text-style-name="P10" draw:layer="layout" svg:x1="14.704cm" svg:y1="6.838cm" svg:x2="13.28cm" svg:y2="9.534cm">
            <text:p/>
          </draw:line>
          <draw:line draw:style-name="gr8" draw:text-style-name="P10" draw:layer="layout" svg:x1="13.28cm" svg:y1="9.534cm" svg:x2="14.722cm" svg:y2="7.722cm">
            <text:p/>
          </draw:line>
          <draw:line draw:style-name="gr8" draw:text-style-name="P10" draw:layer="layout" svg:x1="14.704cm" svg:y1="7.748cm" svg:x2="13.248cm" svg:y2="10.448cm">
            <text:p/>
          </draw:line>
          <draw:line draw:style-name="gr8" draw:text-style-name="P10" draw:layer="layout" svg:x1="13.26cm" svg:y1="6.838cm" svg:x2="14.722cm" svg:y2="10.422cm">
            <text:p/>
          </draw:line>
          <draw:line draw:style-name="gr8" draw:text-style-name="P10" draw:layer="layout" svg:x1="14.704cm" svg:y1="6.838cm" svg:x2="13.28cm" svg:y2="10.422cm">
            <text:p/>
          </draw:line>
          <draw:line draw:style-name="gr8" draw:text-style-name="P10" draw:layer="layout" svg:x1="13.28cm" svg:y1="10.422cm" svg:x2="14.722cm" svg:y2="7.722cm">
            <text:p/>
          </draw:line>
          <draw:line draw:style-name="gr8" draw:text-style-name="P10" draw:layer="layout" svg:x1="13.28cm" svg:y1="7.748cm" svg:x2="14.704cm" svg:y2="10.423cm">
            <text:p/>
          </draw:line>
          <draw:custom-shape draw:style-name="gr9" draw:text-style-name="P11" draw:layer="layout" svg:width="0.635cm" svg:height="0.635cm" svg:x="14.722cm" svg:y="6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4.722cm" svg:y="7.4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4.722cm" svg:y="9.2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4.722cm" svg:y="10.1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645cm" svg:y="6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645cm" svg:y="7.4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645cm" svg:y="9.2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645cm" svg:y="10.1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3" draw:layer="layout" svg:width="0.001cm" svg:height="1.205cm" svg:x="12.915cm" svg:y="7.953cm">
            <draw:text-box>
              <text:p text:style-name="P12"><text:span text:style-name="T2">.</text:span></text:p>
              <text:p text:style-name="P12"><text:span text:style-name="T2">.</text:span></text:p>
              <text:p text:style-name="P12"><text:span text:style-name="T2">.</text:span></text:p>
            </draw:text-box>
          </draw:frame>
          <draw:frame draw:style-name="gr10" draw:text-style-name="P13" draw:layer="layout" svg:width="0.001cm" svg:height="1.205cm" svg:x="15.042cm" svg:y="7.954cm">
            <draw:text-box>
              <text:p text:style-name="P12"><text:span text:style-name="T2">.</text:span></text:p>
              <text:p text:style-name="P12"><text:span text:style-name="T2">.</text:span></text:p>
              <text:p text:style-name="P12"><text:span text:style-name="T2">.</text:span></text:p>
            </draw:text-box>
          </draw:frame>
        </draw:g>
        <draw:g>
          <draw:custom-shape draw:style-name="gr11" draw:text-style-name="P9" draw:layer="layout" svg:width="2.54cm" svg:height="1.235cm" svg:x="16.51cm" svg:y="5.72cm">
            <text:p text:style-name="P8"><text:span text:style-name="T3">μ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9" draw:layer="layout" svg:width="2.54cm" svg:height="1.235cm" svg:x="16.51cm" svg:y="8.795cm">
            <text:p text:style-name="P8"><text:span text:style-name="T3">log σ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" draw:text-style-name="P10" draw:layer="layout" svg:x1="15.875cm" svg:y1="6.39cm" svg:x2="16.51cm" svg:y2="6.39cm">
            <text:p/>
          </draw:line>
          <draw:line draw:style-name="gr12" draw:text-style-name="P10" draw:layer="layout" svg:x1="15.875cm" svg:y1="9.39cm" svg:x2="16.51cm" svg:y2="9.39cm">
            <text:p/>
          </draw:line>
        </draw:g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g>
          <draw:custom-shape draw:style-name="gr13" draw:text-style-name="P2" draw:layer="layout" svg:width="5.05cm" svg:height="6.412cm" svg:x="11.475cm" svg:y="4.669cm">
            <text:p text:style-name="P1">Action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3.631cm" svg:height="2.065cm" svg:x="12.167cm" svg:y="5.854cm">
            <text:p text:style-name="P3"><text:span text:style-name="T1">Thrust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3.63cm" svg:height="2.063cm" svg:x="12.166cm" svg:y="8.292cm">
            <text:p text:style-name="P5"><text:span text:style-name="T1">Flap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1.162cm" svg:height="1.128cm" svg:x="12.458cm" svg:y="6.651cm">
            <text:p text:style-name="P14"><text:span text:style-name="T4">f</text:span><text:span text:style-name="T5">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7" draw:layer="layout" svg:width="1.162cm" svg:height="1.128cm" svg:x="14.289cm" svg:y="6.652cm">
            <text:p text:style-name="P16"><text:span text:style-name="T4">f</text:span><text:span text:style-name="T5">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5" draw:layer="layout" svg:width="1.162cm" svg:height="1.128cm" svg:x="12.459cm" svg:y="9.052cm">
            <text:p text:style-name="P14"><text:span text:style-name="T6">δ</text:span><text:span text:style-name="T5">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7" draw:layer="layout" svg:width="1.162cm" svg:height="1.128cm" svg:x="14.29cm" svg:y="9.053cm">
            <text:p text:style-name="P16"><text:span text:style-name="T6">δ</text:span><text:span text:style-name="T5">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line draw:style-name="gr19" draw:text-style-name="P10" draw:layer="layout" svg:x1="19.394cm" svg:y1="6.379cm" svg:x2="21.172cm" svg:y2="7.649cm">
          <text:p/>
        </draw:line>
        <draw:line draw:style-name="gr19" draw:text-style-name="P10" draw:layer="layout" svg:x1="19.415cm" svg:y1="9.513cm" svg:x2="21.192cm" svg:y2="8.255cm">
          <text:p/>
        </draw:line>
        <draw:g>
          <draw:custom-shape draw:style-name="gr20" draw:text-style-name="P2" draw:layer="layout" svg:width="8.89cm" svg:height="7.047cm" svg:x="1.595cm" svg:y="4.424cm">
            <text:p text:style-name="P1">Observation</text:p>
            <draw:enhanced-geometry svg:viewBox="0 0 21600 21600" draw:type="rectangle" draw:enhanced-path="M 0 0 L 21600 0 21600 21600 0 21600 0 0 Z N"/>
          </draw:custom-shape>
          <draw:custom-shape draw:style-name="gr21" draw:text-style-name="P4" draw:layer="layout" svg:width="3.174cm" svg:height="1.655cm" svg:x="6.644cm" svg:y="5.375cm">
            <text:p text:style-name="P3"><text:span text:style-name="T1">Orienta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draw:layer="layout" svg:width="3.174cm" svg:height="1.655cm" svg:x="2.2cm" svg:y="5.375cm">
            <text:p text:style-name="P3"><text:span text:style-name="T1">Posi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draw:layer="layout" svg:width="3.174cm" svg:height="1.655cm" svg:x="6.643cm" svg:y="7.329cm">
            <text:p text:style-name="P3"><text:span text:style-name="T1">Body Rates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6" draw:layer="layout" svg:width="3.174cm" svg:height="1.655cm" svg:x="2.199cm" svg:y="7.329cm">
            <text:p text:style-name="P5"><text:span text:style-name="T1">Velocity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3.174cm" svg:height="1.655cm" svg:x="6.642cm" svg:y="9.283cm">
            <text:p text:style-name="P5"><text:span text:style-name="T1">Position Second Next Waypoin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draw:layer="layout" svg:width="3.174cm" svg:height="1.655cm" svg:x="2.198cm" svg:y="9.283cm">
            <text:p text:style-name="P3"><text:span text:style-name="T1">Position Next Waypoin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9" draw:layer="layout" svg:width="3.78cm" svg:height="7.365cm" svg:x="12.46cm" svg:y="4.265cm">
            <text:p text:style-name="P8">2 x 128</text:p>
            <text:p text:style-name="P8">tanh</text:p>
            <draw:enhanced-geometry svg:viewBox="0 0 21600 21600" draw:type="rectangle" draw:enhanced-path="M 0 0 L 21600 0 21600 21600 0 21600 0 0 Z N"/>
          </draw:custom-shape>
          <draw:line draw:style-name="gr8" draw:text-style-name="P10" draw:layer="layout" svg:x1="13.49cm" svg:y1="6.906cm" svg:x2="15.207cm" svg:y2="6.906cm">
            <text:p/>
          </draw:line>
          <draw:line draw:style-name="gr8" draw:text-style-name="P10" draw:layer="layout" svg:x1="13.61cm" svg:y1="6.91cm" svg:x2="15.082cm" svg:y2="7.794cm">
            <text:p/>
          </draw:line>
          <draw:line draw:style-name="gr8" draw:text-style-name="P10" draw:layer="layout" svg:x1="15.054cm" svg:y1="6.91cm" svg:x2="13.598cm" svg:y2="7.82cm">
            <text:p/>
          </draw:line>
          <draw:line draw:style-name="gr8" draw:text-style-name="P10" draw:layer="layout" svg:x1="13.491cm" svg:y1="7.795cm" svg:x2="15.208cm" svg:y2="7.795cm">
            <text:p/>
          </draw:line>
          <draw:line draw:style-name="gr8" draw:text-style-name="P10" draw:layer="layout" svg:x1="13.49cm" svg:y1="9.606cm" svg:x2="15.207cm" svg:y2="9.606cm">
            <text:p/>
          </draw:line>
          <draw:line draw:style-name="gr8" draw:text-style-name="P10" draw:layer="layout" svg:x1="13.61cm" svg:y1="9.61cm" svg:x2="15.082cm" svg:y2="10.494cm">
            <text:p/>
          </draw:line>
          <draw:line draw:style-name="gr8" draw:text-style-name="P10" draw:layer="layout" svg:x1="15.054cm" svg:y1="9.61cm" svg:x2="13.598cm" svg:y2="10.52cm">
            <text:p/>
          </draw:line>
          <draw:line draw:style-name="gr8" draw:text-style-name="P10" draw:layer="layout" svg:x1="13.491cm" svg:y1="10.495cm" svg:x2="15.208cm" svg:y2="10.495cm">
            <text:p/>
          </draw:line>
          <draw:line draw:style-name="gr8" draw:text-style-name="P10" draw:layer="layout" svg:x1="13.61cm" svg:y1="6.91cm" svg:x2="15.082cm" svg:y2="9.606cm">
            <text:p/>
          </draw:line>
          <draw:line draw:style-name="gr8" draw:text-style-name="P10" draw:layer="layout" svg:x1="13.63cm" svg:y1="7.82cm" svg:x2="15.072cm" svg:y2="9.61cm">
            <text:p/>
          </draw:line>
          <draw:line draw:style-name="gr8" draw:text-style-name="P10" draw:layer="layout" svg:x1="15.054cm" svg:y1="6.91cm" svg:x2="13.63cm" svg:y2="9.606cm">
            <text:p/>
          </draw:line>
          <draw:line draw:style-name="gr8" draw:text-style-name="P10" draw:layer="layout" svg:x1="13.63cm" svg:y1="9.606cm" svg:x2="15.072cm" svg:y2="7.794cm">
            <text:p/>
          </draw:line>
          <draw:line draw:style-name="gr8" draw:text-style-name="P10" draw:layer="layout" svg:x1="15.054cm" svg:y1="7.82cm" svg:x2="13.598cm" svg:y2="10.52cm">
            <text:p/>
          </draw:line>
          <draw:line draw:style-name="gr8" draw:text-style-name="P10" draw:layer="layout" svg:x1="13.61cm" svg:y1="6.91cm" svg:x2="15.072cm" svg:y2="10.494cm">
            <text:p/>
          </draw:line>
          <draw:line draw:style-name="gr8" draw:text-style-name="P10" draw:layer="layout" svg:x1="15.054cm" svg:y1="6.91cm" svg:x2="13.63cm" svg:y2="10.494cm">
            <text:p/>
          </draw:line>
          <draw:line draw:style-name="gr8" draw:text-style-name="P10" draw:layer="layout" svg:x1="13.63cm" svg:y1="10.494cm" svg:x2="15.072cm" svg:y2="7.794cm">
            <text:p/>
          </draw:line>
          <draw:line draw:style-name="gr8" draw:text-style-name="P10" draw:layer="layout" svg:x1="13.63cm" svg:y1="7.82cm" svg:x2="15.054cm" svg:y2="10.495cm">
            <text:p/>
          </draw:line>
          <draw:custom-shape draw:style-name="gr9" draw:text-style-name="P11" draw:layer="layout" svg:width="0.635cm" svg:height="0.635cm" svg:x="15.072cm" svg:y="6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5.072cm" svg:y="7.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5.072cm" svg:y="9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5.072cm" svg:y="10.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995cm" svg:y="6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995cm" svg:y="7.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995cm" svg:y="9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995cm" svg:y="10.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3" draw:layer="layout" svg:width="0.001cm" svg:height="1.205cm" svg:x="13.265cm" svg:y="8.025cm">
            <draw:text-box>
              <text:p text:style-name="P12"><text:span text:style-name="T2">.</text:span></text:p>
              <text:p text:style-name="P12"><text:span text:style-name="T2">.</text:span></text:p>
              <text:p text:style-name="P12"><text:span text:style-name="T2">.</text:span></text:p>
            </draw:text-box>
          </draw:frame>
          <draw:frame draw:style-name="gr10" draw:text-style-name="P13" draw:layer="layout" svg:width="0.001cm" svg:height="1.205cm" svg:x="15.392cm" svg:y="8.026cm">
            <draw:text-box>
              <text:p text:style-name="P12"><text:span text:style-name="T2">.</text:span></text:p>
              <text:p text:style-name="P12"><text:span text:style-name="T2">.</text:span></text:p>
              <text:p text:style-name="P12"><text:span text:style-name="T2">.</text:span></text:p>
            </draw:text-box>
          </draw:frame>
        </draw:g>
        <draw:g>
          <draw:custom-shape draw:style-name="gr11" draw:text-style-name="P9" draw:layer="layout" svg:width="2.54cm" svg:height="1.235cm" svg:x="16.875cm" svg:y="5.792cm">
            <text:p text:style-name="P8"><text:span text:style-name="T3">μ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9" draw:layer="layout" svg:width="2.54cm" svg:height="1.235cm" svg:x="16.875cm" svg:y="8.867cm">
            <text:p text:style-name="P8"><text:span text:style-name="T3">log σ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" draw:text-style-name="P10" draw:layer="layout" svg:x1="16.24cm" svg:y1="6.462cm" svg:x2="16.875cm" svg:y2="6.462cm">
            <text:p/>
          </draw:line>
          <draw:line draw:style-name="gr12" draw:text-style-name="P10" draw:layer="layout" svg:x1="16.24cm" svg:y1="9.462cm" svg:x2="16.875cm" svg:y2="9.462cm">
            <text:p/>
          </draw:line>
        </draw:g>
        <draw:g>
          <draw:custom-shape draw:style-name="gr13" draw:text-style-name="P2" draw:layer="layout" svg:width="5.05cm" svg:height="6.412cm" svg:x="21.155cm" svg:y="4.741cm">
            <text:p text:style-name="P1">Action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3.631cm" svg:height="2.065cm" svg:x="21.847cm" svg:y="5.926cm">
            <text:p text:style-name="P3"><text:span text:style-name="T1">Thrust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6" draw:layer="layout" svg:width="3.63cm" svg:height="2.063cm" svg:x="21.846cm" svg:y="8.364cm">
            <text:p text:style-name="P5"><text:span text:style-name="T1">Flap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1.162cm" svg:height="1.128cm" svg:x="22.138cm" svg:y="6.723cm">
            <text:p text:style-name="P14"><text:span text:style-name="T4">f</text:span><text:span text:style-name="T5">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7" draw:layer="layout" svg:width="1.162cm" svg:height="1.128cm" svg:x="23.969cm" svg:y="6.724cm">
            <text:p text:style-name="P16"><text:span text:style-name="T4">f</text:span><text:span text:style-name="T5">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5" draw:layer="layout" svg:width="1.162cm" svg:height="1.128cm" svg:x="22.139cm" svg:y="9.124cm">
            <text:p text:style-name="P14"><text:span text:style-name="T6">δ</text:span><text:span text:style-name="T5">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7" draw:layer="layout" svg:width="1.162cm" svg:height="1.128cm" svg:x="23.97cm" svg:y="9.125cm">
            <text:p text:style-name="P16"><text:span text:style-name="T6">δ</text:span><text:span text:style-name="T7">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9" draw:text-style-name="P10" draw:layer="layout" svg:x1="10.485cm" svg:y1="7.947cm" svg:x2="12.46cm" svg:y2="7.947cm">
          <text:p/>
        </draw:lin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g>
          <draw:custom-shape draw:style-name="gr27" draw:text-style-name="P9" xml:id="id21" draw:id="id21" draw:layer="layout" svg:width="2.767cm" svg:height="4.1cm" svg:x="14.721cm" svg:y="8.154cm">
            <text:p text:style-name="P8"><text:span text:style-name="T8">1 x 128</text:span></text:p>
            <text:p text:style-name="P8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1" xml:id="id17" draw:id="id17" draw:layer="layout" svg:width="0.566cm" svg:height="0.553cm" svg:x="15.822cm" svg:y="9.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1" xml:id="id18" draw:id="id18" draw:layer="layout" svg:width="0.566cm" svg:height="0.553cm" svg:x="15.822cm" svg:y="11.0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20" draw:layer="layout" svg:width="0.001cm" svg:height="1.205cm" svg:x="16.087cm" svg:y="9.935cm">
            <draw:text-box>
              <text:p text:style-name="P19"><text:span text:style-name="T9">.</text:span></text:p>
              <text:p text:style-name="P19"><text:span text:style-name="T9">.</text:span></text:p>
              <text:p text:style-name="P19"><text:span text:style-name="T9">.</text:span></text:p>
            </draw:text-box>
          </draw:frame>
          <draw:custom-shape draw:style-name="gr27" draw:text-style-name="P9" xml:id="id19" draw:id="id19" draw:layer="layout" svg:width="2.767cm" svg:height="4.1cm" svg:x="14.721cm" svg:y="2.554cm">
            <text:p text:style-name="P8"><text:span text:style-name="T8">1 x 128</text:span></text:p>
            <text:p text:style-name="P8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1" xml:id="id15" draw:id="id15" draw:layer="layout" svg:width="0.566cm" svg:height="0.553cm" svg:x="15.822cm" svg:y="3.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1" xml:id="id16" draw:id="id16" draw:layer="layout" svg:width="0.566cm" svg:height="0.553cm" svg:x="15.822cm" svg:y="5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20" draw:layer="layout" svg:width="0.001cm" svg:height="1.205cm" svg:x="16.087cm" svg:y="4.335cm">
            <draw:text-box>
              <text:p text:style-name="P19"><text:span text:style-name="T9">.</text:span></text:p>
              <text:p text:style-name="P19"><text:span text:style-name="T9">.</text:span></text:p>
              <text:p text:style-name="P19"><text:span text:style-name="T9">.</text:span></text:p>
            </draw:text-box>
          </draw:frame>
          <draw:custom-shape draw:style-name="gr29" draw:text-style-name="P22" draw:layer="layout" svg:width="3.554cm" svg:height="11.105cm" svg:x="0.839cm" svg:y="1.852cm">
            <text:p text:style-name="P21"><text:span text:style-name="T8">Observ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24" xml:id="id12" draw:id="id12" draw:layer="layout" svg:width="2.797cm" svg:height="1.441cm" svg:x="1.211cm" svg:y="7.833cm">
            <text:p text:style-name="P23"><text:span text:style-name="T10">Orien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4" xml:id="id9" draw:id="id9" draw:layer="layout" svg:width="2.796cm" svg:height="1.44cm" svg:x="1.211cm" svg:y="2.748cm">
            <text:p text:style-name="P23"><text:span text:style-name="T10">Pos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24" xml:id="id13" draw:id="id13" draw:layer="layout" svg:width="2.797cm" svg:height="1.44cm" svg:x="1.211cm" svg:y="9.534cm">
            <text:p text:style-name="P23"><text:span text:style-name="T10">Body Rat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26" xml:id="id10" draw:id="id10" draw:layer="layout" svg:width="2.796cm" svg:height="1.44cm" svg:x="1.211cm" svg:y="4.449cm">
            <text:p text:style-name="P25"><text:span text:style-name="T10">Veloc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28" xml:id="id14" draw:id="id14" draw:layer="layout" svg:width="2.797cm" svg:height="1.44cm" svg:x="1.211cm" svg:y="11.234cm">
            <text:p text:style-name="P27"><text:span text:style-name="T11">Position second next way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4" xml:id="id11" draw:id="id11" draw:layer="layout" svg:width="2.796cm" svg:height="1.44cm" svg:x="1.211cm" svg:y="6.149cm">
            <text:p text:style-name="P23"><text:span text:style-name="T10">Position next way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30" draw:layer="layout" svg:width="3.369cm" svg:height="6.409cm" svg:x="7.654cm" svg:y="4.2cm">
            <text:p text:style-name="P29"><text:span text:style-name="T8">2 x 128</text:span></text:p>
            <text:p text:style-name="P29"><text:span text:style-name="T8">tan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1" xml:id="id2" draw:id="id2" draw:layer="layout" svg:width="0.565cm" svg:height="0.552cm" svg:x="9.982cm" svg:y="6.2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1" xml:id="id3" draw:id="id3" draw:layer="layout" svg:width="0.565cm" svg:height="0.553cm" svg:x="9.982cm" svg:y="7.0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1" xml:id="id4" draw:id="id4" draw:layer="layout" svg:width="0.565cm" svg:height="0.552cm" svg:x="9.982cm" svg:y="8.5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1" xml:id="id5" draw:id="id5" draw:layer="layout" svg:width="0.565cm" svg:height="0.552cm" svg:x="9.982cm" svg:y="9.3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1" xml:id="id1" draw:id="id1" draw:layer="layout" svg:width="0.567cm" svg:height="0.552cm" svg:x="8.13cm" svg:y="6.2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1" xml:id="id7" draw:id="id7" draw:layer="layout" svg:width="0.567cm" svg:height="0.553cm" svg:x="8.13cm" svg:y="7.0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1" xml:id="id8" draw:id="id8" draw:layer="layout" svg:width="0.567cm" svg:height="0.552cm" svg:x="8.13cm" svg:y="8.5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1" xml:id="id6" draw:id="id6" draw:layer="layout" svg:width="0.567cm" svg:height="0.552cm" svg:x="8.13cm" svg:y="9.3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20" draw:layer="layout" svg:width="0.001cm" svg:height="1.205cm" svg:x="10.266cm" svg:y="7.472cm">
            <draw:text-box>
              <text:p text:style-name="P19"><text:span text:style-name="T9">.</text:span></text:p>
              <text:p text:style-name="P19"><text:span text:style-name="T9">.</text:span></text:p>
              <text:p text:style-name="P19"><text:span text:style-name="T9">.</text:span></text:p>
            </draw:text-box>
          </draw:frame>
          <draw:frame draw:style-name="gr10" draw:text-style-name="P20" draw:layer="layout" svg:width="0.001cm" svg:height="1.205cm" svg:x="8.372cm" svg:y="7.473cm">
            <draw:text-box>
              <text:p text:style-name="P19"><text:span text:style-name="T9">.</text:span></text:p>
              <text:p text:style-name="P19"><text:span text:style-name="T9">.</text:span></text:p>
              <text:p text:style-name="P19"><text:span text:style-name="T9">.</text:span></text:p>
            </draw:text-box>
          </draw:frame>
          <draw:custom-shape draw:style-name="gr37" draw:text-style-name="P30" xml:id="id20" draw:id="id20" draw:layer="layout" svg:width="2.265cm" svg:height="1.075cm" svg:x="19.239cm" svg:y="5.529cm">
            <text:p text:style-name="P29"><text:span text:style-name="T8">μ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30" xml:id="id22" draw:id="id22" draw:layer="layout" svg:width="2.265cm" svg:height="1.075cm" svg:x="19.239cm" svg:y="8.205cm">
            <text:p text:style-name="P29"><text:span text:style-name="T8">log σ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2" xml:id="id23" draw:id="id23" draw:layer="layout" svg:width="4.788cm" svg:height="3.571cm" svg:x="22.373cm" svg:y="5.619cm">
            <text:p text:style-name="P21"><text:span text:style-name="T8">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4" draw:layer="layout" svg:width="3.444cm" svg:height="1.905cm" svg:x="23.029cm" svg:y="6.711cm">
            <text:p text:style-name="P23"><text:span text:style-name="T10">Thru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32" draw:layer="layout" svg:width="1.102cm" svg:height="1.04cm" svg:x="23.305cm" svg:y="7.447cm">
            <text:p text:style-name="P31"><text:span text:style-name="T12">f</text:span><text:span text:style-name="T13">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34" draw:layer="layout" svg:width="1.101cm" svg:height="1.039cm" svg:x="25.041cm" svg:y="7.448cm">
            <text:p text:style-name="P33"><text:span text:style-name="T10">f</text:span><text:span text:style-name="T14">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2" draw:text-style-name="P10" draw:layer="layout" draw:type="line" svg:x1="8.697cm" svg:y1="6.509cm" svg:x2="9.982cm" svg:y2="6.509cm" draw:start-shape="id1" draw:start-glue-point="10" draw:end-shape="id2" draw:end-glue-point="6" svg:d="M8697 6509h1285" svg:viewBox="0 0 1286 1">
            <text:p/>
          </draw:connector>
          <draw:connector draw:style-name="gr42" draw:text-style-name="P10" draw:layer="layout" draw:type="line" svg:x1="9.982cm" svg:y1="7.283cm" svg:x2="8.697cm" svg:y2="6.509cm" draw:start-shape="id3" draw:start-glue-point="6" draw:end-shape="id1" draw:end-glue-point="10" svg:d="M9982 7283l-1285-774" svg:viewBox="0 0 1286 775">
            <text:p/>
          </draw:connector>
          <draw:connector draw:style-name="gr42" draw:text-style-name="P10" draw:layer="layout" draw:type="line" svg:x1="9.982cm" svg:y1="8.858cm" svg:x2="8.697cm" svg:y2="6.509cm" draw:start-shape="id4" draw:start-glue-point="6" draw:end-shape="id1" draw:end-glue-point="10" svg:d="M9982 8858l-1285-2349" svg:viewBox="0 0 1286 2350">
            <text:p/>
          </draw:connector>
          <draw:connector draw:style-name="gr42" draw:text-style-name="P10" draw:layer="layout" draw:type="line" svg:x1="9.982cm" svg:y1="9.632cm" svg:x2="8.697cm" svg:y2="6.509cm" draw:start-shape="id5" draw:start-glue-point="6" draw:end-shape="id1" draw:end-glue-point="10" svg:d="M9982 9632l-1285-3123" svg:viewBox="0 0 1286 3124">
            <text:p/>
          </draw:connector>
          <draw:connector draw:style-name="gr42" draw:text-style-name="P10" draw:layer="layout" draw:type="line" svg:x1="8.697cm" svg:y1="9.632cm" svg:x2="9.982cm" svg:y2="9.632cm" draw:start-shape="id6" draw:start-glue-point="10" draw:end-shape="id5" draw:end-glue-point="6" svg:d="M8697 9632h1285" svg:viewBox="0 0 1286 1">
            <text:p/>
          </draw:connector>
          <draw:connector draw:style-name="gr42" draw:text-style-name="P10" draw:layer="layout" draw:type="line" svg:x1="8.697cm" svg:y1="9.632cm" svg:x2="9.982cm" svg:y2="8.858cm" draw:start-shape="id6" draw:start-glue-point="10" draw:end-shape="id4" draw:end-glue-point="6" svg:d="M8697 9632l1285-774" svg:viewBox="0 0 1286 775">
            <text:p/>
          </draw:connector>
          <draw:connector draw:style-name="gr42" draw:text-style-name="P10" draw:layer="layout" draw:type="line" svg:x1="8.697cm" svg:y1="9.632cm" svg:x2="9.982cm" svg:y2="7.283cm" draw:start-shape="id6" draw:start-glue-point="10" draw:end-shape="id3" draw:end-glue-point="6" svg:d="M8697 9632l1285-2349" svg:viewBox="0 0 1286 2350">
            <text:p/>
          </draw:connector>
          <draw:connector draw:style-name="gr42" draw:text-style-name="P10" draw:layer="layout" draw:type="line" svg:x1="8.697cm" svg:y1="9.632cm" svg:x2="9.982cm" svg:y2="6.509cm" draw:start-shape="id6" draw:start-glue-point="10" draw:end-shape="id2" draw:end-glue-point="6" svg:d="M8697 9632l1285-3123" svg:viewBox="0 0 1286 3124">
            <text:p/>
          </draw:connector>
          <draw:connector draw:style-name="gr42" draw:text-style-name="P10" draw:layer="layout" draw:type="line" svg:x1="9.982cm" svg:y1="9.632cm" svg:x2="8.697cm" svg:y2="7.283cm" draw:start-shape="id5" draw:start-glue-point="6" draw:end-shape="id7" draw:end-glue-point="10" svg:d="M9982 9632l-1285-2349" svg:viewBox="0 0 1286 2350">
            <text:p/>
          </draw:connector>
          <draw:connector draw:style-name="gr42" draw:text-style-name="P10" draw:layer="layout" draw:type="line" svg:x1="9.982cm" svg:y1="9.632cm" svg:x2="8.697cm" svg:y2="8.858cm" draw:start-shape="id5" draw:start-glue-point="6" draw:end-shape="id8" draw:end-glue-point="10" svg:d="M9982 9632l-1285-774" svg:viewBox="0 0 1286 775">
            <text:p/>
          </draw:connector>
          <draw:connector draw:style-name="gr42" draw:text-style-name="P10" draw:layer="layout" draw:type="line" svg:x1="9.982cm" svg:y1="8.858cm" svg:x2="8.697cm" svg:y2="8.858cm" draw:start-shape="id4" draw:start-glue-point="6" draw:end-shape="id8" draw:end-glue-point="10" svg:d="M9982 8858h-1285" svg:viewBox="0 0 1286 1">
            <text:p/>
          </draw:connector>
          <draw:connector draw:style-name="gr42" draw:text-style-name="P10" draw:layer="layout" draw:type="line" svg:x1="9.982cm" svg:y1="8.858cm" svg:x2="8.697cm" svg:y2="7.283cm" draw:start-shape="id4" draw:start-glue-point="6" draw:end-shape="id7" draw:end-glue-point="10" svg:d="M9982 8858l-1285-1575" svg:viewBox="0 0 1286 1576">
            <text:p/>
          </draw:connector>
          <draw:connector draw:style-name="gr42" draw:text-style-name="P10" draw:layer="layout" draw:type="line" svg:x1="9.982cm" svg:y1="7.283cm" svg:x2="8.697cm" svg:y2="8.858cm" draw:start-shape="id3" draw:start-glue-point="6" draw:end-shape="id8" draw:end-glue-point="10" svg:d="M9982 7283l-1285 1575" svg:viewBox="0 0 1286 1576">
            <text:p/>
          </draw:connector>
          <draw:connector draw:style-name="gr42" draw:text-style-name="P10" draw:layer="layout" draw:type="line" svg:x1="9.982cm" svg:y1="7.283cm" svg:x2="8.697cm" svg:y2="7.283cm" draw:start-shape="id3" draw:start-glue-point="6" draw:end-shape="id7" draw:end-glue-point="10" svg:d="M9982 7283h-1285" svg:viewBox="0 0 1286 1">
            <text:p/>
          </draw:connector>
          <draw:connector draw:style-name="gr42" draw:text-style-name="P10" draw:layer="layout" draw:type="line" svg:x1="9.982cm" svg:y1="6.509cm" svg:x2="8.697cm" svg:y2="7.283cm" draw:start-shape="id2" draw:start-glue-point="6" draw:end-shape="id7" draw:end-glue-point="10" svg:d="M9982 6509l-1285 774" svg:viewBox="0 0 1286 775">
            <text:p/>
          </draw:connector>
          <draw:connector draw:style-name="gr42" draw:text-style-name="P10" draw:layer="layout" draw:type="line" svg:x1="9.982cm" svg:y1="6.509cm" svg:x2="8.697cm" svg:y2="8.858cm" draw:start-shape="id2" draw:start-glue-point="6" draw:end-shape="id8" draw:end-glue-point="10" svg:d="M9982 6509l-1285 2349" svg:viewBox="0 0 1286 2350">
            <text:p/>
          </draw:connector>
          <draw:connector draw:style-name="gr42" draw:text-style-name="P10" draw:layer="layout" draw:type="line" svg:x1="4.007cm" svg:y1="3.468cm" svg:x2="8.13cm" svg:y2="6.509cm" draw:start-shape="id9" draw:start-glue-point="1" draw:end-shape="id1" draw:end-glue-point="6" svg:d="M4007 3468l4123 3041" svg:viewBox="0 0 4124 3042">
            <text:p/>
          </draw:connector>
          <draw:connector draw:style-name="gr42" draw:text-style-name="P10" draw:layer="layout" draw:type="line" svg:x1="4.007cm" svg:y1="5.169cm" svg:x2="8.13cm" svg:y2="6.509cm" draw:start-shape="id10" draw:start-glue-point="1" draw:end-shape="id1" draw:end-glue-point="6" svg:d="M4007 5169l4123 1340" svg:viewBox="0 0 4124 1341">
            <text:p/>
          </draw:connector>
          <draw:connector draw:style-name="gr42" draw:text-style-name="P10" draw:layer="layout" draw:type="line" svg:x1="4.007cm" svg:y1="6.869cm" svg:x2="8.13cm" svg:y2="6.509cm" draw:start-shape="id11" draw:start-glue-point="1" draw:end-shape="id1" draw:end-glue-point="6" svg:d="M4007 6869l4123-360" svg:viewBox="0 0 4124 361">
            <text:p/>
          </draw:connector>
          <draw:connector draw:style-name="gr42" draw:text-style-name="P10" draw:layer="layout" draw:type="line" svg:x1="4.008cm" svg:y1="8.553cm" svg:x2="8.13cm" svg:y2="6.509cm" draw:start-shape="id12" draw:start-glue-point="1" draw:end-shape="id1" draw:end-glue-point="6" svg:d="M4008 8553l4122-2044" svg:viewBox="0 0 4123 2045">
            <text:p/>
          </draw:connector>
          <draw:connector draw:style-name="gr42" draw:text-style-name="P10" draw:layer="layout" draw:type="line" svg:x1="4.008cm" svg:y1="10.254cm" svg:x2="8.13cm" svg:y2="6.509cm" draw:start-shape="id13" draw:start-glue-point="1" draw:end-shape="id1" draw:end-glue-point="6" svg:d="M4008 10254l4122-3745" svg:viewBox="0 0 4123 3746">
            <text:p/>
          </draw:connector>
          <draw:connector draw:style-name="gr42" draw:text-style-name="P10" draw:layer="layout" draw:type="line" svg:x1="4.008cm" svg:y1="11.954cm" svg:x2="8.13cm" svg:y2="6.509cm" draw:start-shape="id14" draw:start-glue-point="1" draw:end-shape="id1" draw:end-glue-point="6" svg:d="M4008 11954l4122-5445" svg:viewBox="0 0 4123 5446">
            <text:p/>
          </draw:connector>
          <draw:connector draw:style-name="gr42" draw:text-style-name="P10" draw:layer="layout" draw:type="line" svg:x1="4.008cm" svg:y1="3.469cm" svg:x2="8.13cm" svg:y2="7.283cm" draw:end-shape="id7" draw:end-glue-point="6" svg:d="M4008 3469l4122 3814" svg:viewBox="0 0 4123 3815">
            <text:p/>
          </draw:connector>
          <draw:connector draw:style-name="gr42" draw:text-style-name="P10" draw:layer="layout" draw:type="line" svg:x1="4.008cm" svg:y1="3.469cm" svg:x2="8.13cm" svg:y2="8.858cm" draw:end-shape="id8" draw:end-glue-point="6" svg:d="M4008 3469l4122 5389" svg:viewBox="0 0 4123 5390">
            <text:p/>
          </draw:connector>
          <draw:connector draw:style-name="gr42" draw:text-style-name="P10" draw:layer="layout" draw:type="line" svg:x1="4.008cm" svg:y1="3.47cm" svg:x2="8.13cm" svg:y2="9.632cm" draw:end-shape="id6" draw:end-glue-point="6" svg:d="M4008 3470l4122 6162" svg:viewBox="0 0 4123 6163">
            <text:p/>
          </draw:connector>
          <draw:connector draw:style-name="gr42" draw:text-style-name="P10" draw:layer="layout" draw:type="line" svg:x1="4.008cm" svg:y1="5.169cm" svg:x2="8.13cm" svg:y2="7.283cm" draw:end-shape="id7" draw:end-glue-point="6" svg:d="M4008 5169l4122 2114" svg:viewBox="0 0 4123 2115">
            <text:p/>
          </draw:connector>
          <draw:connector draw:style-name="gr42" draw:text-style-name="P10" draw:layer="layout" draw:type="line" svg:x1="4.008cm" svg:y1="5.169cm" svg:x2="8.13cm" svg:y2="8.858cm" draw:end-shape="id8" draw:end-glue-point="6" svg:d="M4008 5169l4122 3689" svg:viewBox="0 0 4123 3690">
            <text:p/>
          </draw:connector>
          <draw:connector draw:style-name="gr42" draw:text-style-name="P10" draw:layer="layout" draw:type="line" svg:x1="4.008cm" svg:y1="5.17cm" svg:x2="8.13cm" svg:y2="9.632cm" draw:end-shape="id6" draw:end-glue-point="6" svg:d="M4008 5170l4122 4462" svg:viewBox="0 0 4123 4463">
            <text:p/>
          </draw:connector>
          <draw:connector draw:style-name="gr42" draw:text-style-name="P10" draw:layer="layout" draw:type="line" svg:x1="4.008cm" svg:y1="6.869cm" svg:x2="8.13cm" svg:y2="7.283cm" draw:end-shape="id7" draw:end-glue-point="6" svg:d="M4008 6869l4122 414" svg:viewBox="0 0 4123 415">
            <text:p/>
          </draw:connector>
          <draw:connector draw:style-name="gr42" draw:text-style-name="P10" draw:layer="layout" draw:type="line" svg:x1="4.008cm" svg:y1="6.869cm" svg:x2="8.13cm" svg:y2="8.858cm" draw:end-shape="id8" draw:end-glue-point="6" svg:d="M4008 6869l4122 1989" svg:viewBox="0 0 4123 1990">
            <text:p/>
          </draw:connector>
          <draw:connector draw:style-name="gr42" draw:text-style-name="P10" draw:layer="layout" draw:type="line" svg:x1="4.008cm" svg:y1="6.87cm" svg:x2="8.13cm" svg:y2="9.632cm" draw:end-shape="id6" draw:end-glue-point="6" svg:d="M4008 6870l4122 2762" svg:viewBox="0 0 4123 2763">
            <text:p/>
          </draw:connector>
          <draw:connector draw:style-name="gr42" draw:text-style-name="P10" draw:layer="layout" draw:type="line" svg:x1="4.008cm" svg:y1="8.553cm" svg:x2="8.13cm" svg:y2="7.283cm" draw:end-shape="id7" draw:end-glue-point="6" svg:d="M4008 8553l4122-1270" svg:viewBox="0 0 4123 1271">
            <text:p/>
          </draw:connector>
          <draw:connector draw:style-name="gr42" draw:text-style-name="P10" draw:layer="layout" draw:type="line" svg:x1="4.008cm" svg:y1="8.553cm" svg:x2="8.13cm" svg:y2="8.858cm" draw:end-shape="id8" draw:end-glue-point="6" svg:d="M4008 8553l4122 305" svg:viewBox="0 0 4123 306">
            <text:p/>
          </draw:connector>
          <draw:connector draw:style-name="gr42" draw:text-style-name="P10" draw:layer="layout" draw:type="line" svg:x1="4.008cm" svg:y1="8.554cm" svg:x2="8.13cm" svg:y2="9.632cm" draw:end-shape="id6" draw:end-glue-point="6" svg:d="M4008 8554l4122 1078" svg:viewBox="0 0 4123 1079">
            <text:p/>
          </draw:connector>
          <draw:connector draw:style-name="gr42" draw:text-style-name="P10" draw:layer="layout" draw:type="line" svg:x1="4.008cm" svg:y1="10.255cm" svg:x2="8.13cm" svg:y2="7.283cm" draw:end-shape="id7" draw:end-glue-point="6" svg:d="M4008 10255l4122-2972" svg:viewBox="0 0 4123 2973">
            <text:p/>
          </draw:connector>
          <draw:connector draw:style-name="gr42" draw:text-style-name="P10" draw:layer="layout" draw:type="line" svg:x1="4.008cm" svg:y1="10.255cm" svg:x2="8.13cm" svg:y2="8.858cm" draw:end-shape="id8" draw:end-glue-point="6" svg:d="M4008 10255l4122-1397" svg:viewBox="0 0 4123 1398">
            <text:p/>
          </draw:connector>
          <draw:connector draw:style-name="gr42" draw:text-style-name="P10" draw:layer="layout" draw:type="line" svg:x1="4.008cm" svg:y1="10.256cm" svg:x2="8.13cm" svg:y2="9.632cm" draw:end-shape="id6" draw:end-glue-point="6" svg:d="M4008 10256l4122-624" svg:viewBox="0 0 4123 625">
            <text:p/>
          </draw:connector>
          <draw:connector draw:style-name="gr42" draw:text-style-name="P10" draw:layer="layout" draw:type="line" svg:x1="4.008cm" svg:y1="11.955cm" svg:x2="8.13cm" svg:y2="7.283cm" draw:end-shape="id7" draw:end-glue-point="6" svg:d="M4008 11955l4122-4672" svg:viewBox="0 0 4123 4673">
            <text:p/>
          </draw:connector>
          <draw:connector draw:style-name="gr42" draw:text-style-name="P10" draw:layer="layout" draw:type="line" svg:x1="4.008cm" svg:y1="11.955cm" svg:x2="8.13cm" svg:y2="8.858cm" draw:end-shape="id8" draw:end-glue-point="6" svg:d="M4008 11955l4122-3097" svg:viewBox="0 0 4123 3098">
            <text:p/>
          </draw:connector>
          <draw:connector draw:style-name="gr42" draw:text-style-name="P10" draw:layer="layout" draw:type="line" svg:x1="4.008cm" svg:y1="11.956cm" svg:x2="8.13cm" svg:y2="9.632cm" draw:end-shape="id6" draw:end-glue-point="6" svg:d="M4008 11956l4122-2324" svg:viewBox="0 0 4123 2325">
            <text:p/>
          </draw:connector>
          <draw:connector draw:style-name="gr42" draw:text-style-name="P10" draw:layer="layout" draw:type="line" svg:x1="10.547cm" svg:y1="6.509cm" svg:x2="15.822cm" svg:y2="4.167cm" draw:start-shape="id2" draw:start-glue-point="10" draw:end-shape="id15" draw:end-glue-point="6" svg:d="M10547 6509l5275-2342" svg:viewBox="0 0 5276 2343">
            <text:p/>
          </draw:connector>
          <draw:connector draw:style-name="gr42" draw:text-style-name="P10" draw:layer="layout" draw:type="line" svg:x1="10.547cm" svg:y1="6.509cm" svg:x2="15.822cm" svg:y2="5.724cm" draw:start-shape="id2" draw:start-glue-point="10" draw:end-shape="id16" draw:end-glue-point="6" svg:d="M10547 6509l5275-785" svg:viewBox="0 0 5276 786">
            <text:p/>
          </draw:connector>
          <draw:connector draw:style-name="gr42" draw:text-style-name="P10" draw:layer="layout" draw:type="line" svg:x1="10.547cm" svg:y1="6.509cm" svg:x2="15.822cm" svg:y2="9.767cm" draw:start-shape="id2" draw:start-glue-point="10" draw:end-shape="id17" draw:end-glue-point="6" svg:d="M10547 6509l5275 3258" svg:viewBox="0 0 5276 3259">
            <text:p/>
          </draw:connector>
          <draw:connector draw:style-name="gr42" draw:text-style-name="P10" draw:layer="layout" draw:type="line" svg:x1="10.548cm" svg:y1="6.509cm" svg:x2="15.822cm" svg:y2="11.324cm" draw:end-shape="id18" draw:end-glue-point="6" svg:d="M10548 6509l5274 4815" svg:viewBox="0 0 5275 4816">
            <text:p/>
          </draw:connector>
          <draw:connector draw:style-name="gr42" draw:text-style-name="P10" draw:layer="layout" draw:type="line" svg:x1="10.547cm" svg:y1="9.632cm" svg:x2="15.822cm" svg:y2="11.325cm" draw:start-shape="id5" draw:start-glue-point="10" svg:d="M10547 9632l5275 1693" svg:viewBox="0 0 5276 1694">
            <text:p/>
          </draw:connector>
          <draw:connector draw:style-name="gr42" draw:text-style-name="P10" draw:layer="layout" draw:type="line" svg:x1="10.547cm" svg:y1="8.858cm" svg:x2="15.823cm" svg:y2="11.326cm" draw:start-shape="id4" draw:start-glue-point="10" svg:d="M10547 8858l5276 2468" svg:viewBox="0 0 5277 2469">
            <text:p/>
          </draw:connector>
          <draw:connector draw:style-name="gr42" draw:text-style-name="P10" draw:layer="layout" draw:type="line" svg:x1="10.547cm" svg:y1="7.283cm" svg:x2="15.823cm" svg:y2="11.326cm" draw:start-shape="id3" draw:start-glue-point="10" svg:d="M10547 7283l5276 4043" svg:viewBox="0 0 5277 4044">
            <text:p/>
          </draw:connector>
          <draw:connector draw:style-name="gr42" draw:text-style-name="P10" draw:layer="layout" draw:type="line" svg:x1="10.547cm" svg:y1="7.283cm" svg:x2="15.823cm" svg:y2="4.167cm" draw:start-shape="id3" draw:start-glue-point="10" svg:d="M10547 7283l5276-3116" svg:viewBox="0 0 5277 3117">
            <text:p/>
          </draw:connector>
          <draw:connector draw:style-name="gr42" draw:text-style-name="P10" draw:layer="layout" draw:type="line" svg:x1="10.547cm" svg:y1="8.858cm" svg:x2="15.823cm" svg:y2="4.167cm" draw:start-shape="id4" draw:start-glue-point="10" svg:d="M10547 8858l5276-4691" svg:viewBox="0 0 5277 4692">
            <text:p/>
          </draw:connector>
          <draw:connector draw:style-name="gr42" draw:text-style-name="P10" draw:layer="layout" draw:type="line" svg:x1="10.547cm" svg:y1="9.632cm" svg:x2="15.823cm" svg:y2="4.168cm" draw:start-shape="id5" draw:start-glue-point="10" svg:d="M10547 9632l5276-5464" svg:viewBox="0 0 5277 5465">
            <text:p/>
          </draw:connector>
          <draw:connector draw:style-name="gr42" draw:text-style-name="P10" draw:layer="layout" draw:type="line" svg:x1="10.547cm" svg:y1="7.283cm" svg:x2="15.823cm" svg:y2="5.725cm" draw:start-shape="id3" draw:start-glue-point="10" svg:d="M10547 7283l5276-1558" svg:viewBox="0 0 5277 1559">
            <text:p/>
          </draw:connector>
          <draw:connector draw:style-name="gr42" draw:text-style-name="P10" draw:layer="layout" draw:type="line" svg:x1="10.547cm" svg:y1="8.858cm" svg:x2="15.823cm" svg:y2="5.725cm" draw:start-shape="id4" draw:start-glue-point="10" svg:d="M10547 8858l5276-3133" svg:viewBox="0 0 5277 3134">
            <text:p/>
          </draw:connector>
          <draw:connector draw:style-name="gr42" draw:text-style-name="P10" draw:layer="layout" draw:type="line" svg:x1="10.547cm" svg:y1="9.632cm" svg:x2="15.823cm" svg:y2="5.726cm" draw:start-shape="id5" draw:start-glue-point="10" svg:d="M10547 9632l5276-3906" svg:viewBox="0 0 5277 3907">
            <text:p/>
          </draw:connector>
          <draw:connector draw:style-name="gr42" draw:text-style-name="P10" draw:layer="layout" draw:type="line" svg:x1="10.547cm" svg:y1="7.283cm" svg:x2="15.823cm" svg:y2="9.767cm" draw:start-shape="id3" draw:start-glue-point="10" svg:d="M10547 7283l5276 2484" svg:viewBox="0 0 5277 2485">
            <text:p/>
          </draw:connector>
          <draw:connector draw:style-name="gr42" draw:text-style-name="P10" draw:layer="layout" draw:type="line" svg:x1="10.547cm" svg:y1="8.858cm" svg:x2="15.823cm" svg:y2="9.767cm" draw:start-shape="id4" draw:start-glue-point="10" svg:d="M10547 8858l5276 909" svg:viewBox="0 0 5277 910">
            <text:p/>
          </draw:connector>
          <draw:connector draw:style-name="gr42" draw:text-style-name="P10" draw:layer="layout" draw:type="line" svg:x1="10.547cm" svg:y1="9.632cm" svg:x2="15.823cm" svg:y2="9.768cm" draw:start-shape="id5" draw:start-glue-point="10" svg:d="M10547 9632l5276 136" svg:viewBox="0 0 5277 137">
            <text:p/>
          </draw:connector>
          <draw:connector draw:style-name="gr43" draw:text-style-name="P10" draw:layer="layout" draw:type="line" svg:x1="17.488cm" svg:y1="4.604cm" svg:x2="19.239cm" svg:y2="6.066cm" draw:start-shape="id19" draw:start-glue-point="1" draw:end-shape="id20" draw:end-glue-point="3" svg:d="M17488 4604l1751 1462" svg:viewBox="0 0 1752 1463">
            <text:p/>
          </draw:connector>
          <draw:connector draw:style-name="gr44" draw:text-style-name="P10" draw:layer="layout" draw:type="line" svg:x1="17.488cm" svg:y1="10.204cm" svg:x2="19.239cm" svg:y2="8.742cm" draw:start-shape="id21" draw:start-glue-point="1" draw:end-shape="id22" draw:end-glue-point="3" svg:d="M17488 10204l1751-1462" svg:viewBox="0 0 1752 1463">
            <text:p/>
          </draw:connector>
          <draw:connector draw:style-name="gr45" draw:text-style-name="P10" draw:layer="layout" draw:type="line" svg:x1="21.504cm" svg:y1="8.742cm" svg:x2="22.373cm" svg:y2="7.404cm" draw:start-shape="id22" draw:start-glue-point="1" draw:end-shape="id23" draw:end-glue-point="3" svg:d="M21504 8742l869-1338" svg:viewBox="0 0 870 1339">
            <text:p/>
          </draw:connector>
          <draw:connector draw:style-name="gr46" draw:text-style-name="P10" draw:layer="layout" draw:type="line" svg:x1="21.504cm" svg:y1="6.066cm" svg:x2="22.373cm" svg:y2="7.404cm" draw:start-shape="id20" draw:start-glue-point="1" draw:end-shape="id23" svg:d="M21504 6066l869 1338" svg:viewBox="0 0 870 1339">
            <text:p/>
          </draw:connector>
        </draw:g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g>
          <draw:custom-shape draw:style-name="gr27" draw:text-style-name="P9" xml:id="id38" draw:id="id38" draw:layer="layout" svg:width="2.767cm" svg:height="4.1cm" svg:x="16.924cm" svg:y="5.958cm">
            <text:p text:style-name="P8"><text:span text:style-name="T8">1 x 128</text:span></text:p>
            <text:p text:style-name="P8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1" xml:id="id40" draw:id="id40" draw:layer="layout" svg:width="0.566cm" svg:height="0.553cm" svg:x="18.025cm" svg:y="7.2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1" xml:id="id41" draw:id="id41" draw:layer="layout" svg:width="0.566cm" svg:height="0.553cm" svg:x="18.025cm" svg:y="8.8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20" draw:layer="layout" svg:width="0.001cm" svg:height="1.205cm" svg:x="18.29cm" svg:y="7.739cm">
            <draw:text-box>
              <text:p text:style-name="P19"><text:span text:style-name="T9">.</text:span></text:p>
              <text:p text:style-name="P19"><text:span text:style-name="T9">.</text:span></text:p>
              <text:p text:style-name="P19"><text:span text:style-name="T9">.</text:span></text:p>
            </draw:text-box>
          </draw:frame>
          <draw:custom-shape draw:style-name="gr29" draw:text-style-name="P22" draw:layer="layout" svg:width="3.554cm" svg:height="11.105cm" svg:x="4.293cm" svg:y="2.323cm">
            <text:p text:style-name="P21"><text:span text:style-name="T8">Observ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24" xml:id="id35" draw:id="id35" draw:layer="layout" svg:width="2.797cm" svg:height="1.441cm" svg:x="4.665cm" svg:y="8.304cm">
            <text:p text:style-name="P23"><text:span text:style-name="T10">Orien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4" xml:id="id32" draw:id="id32" draw:layer="layout" svg:width="2.796cm" svg:height="1.44cm" svg:x="4.665cm" svg:y="3.219cm">
            <text:p text:style-name="P23"><text:span text:style-name="T10">Pos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24" xml:id="id36" draw:id="id36" draw:layer="layout" svg:width="2.797cm" svg:height="1.44cm" svg:x="4.665cm" svg:y="10.005cm">
            <text:p text:style-name="P23"><text:span text:style-name="T10">Body Rat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6" xml:id="id33" draw:id="id33" draw:layer="layout" svg:width="2.796cm" svg:height="1.44cm" svg:x="4.665cm" svg:y="4.92cm">
            <text:p text:style-name="P25"><text:span text:style-name="T10">Veloc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8" xml:id="id37" draw:id="id37" draw:layer="layout" svg:width="2.797cm" svg:height="1.44cm" svg:x="4.665cm" svg:y="11.705cm">
            <text:p text:style-name="P27"><text:span text:style-name="T11">Position second next way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4" xml:id="id34" draw:id="id34" draw:layer="layout" svg:width="2.796cm" svg:height="1.44cm" svg:x="4.665cm" svg:y="6.62cm">
            <text:p text:style-name="P23"><text:span text:style-name="T10">Position next waypo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9" xml:id="id39" draw:id="id39" draw:layer="layout" svg:width="2.265cm" svg:height="1.075cm" svg:x="21.442cm" svg:y="7.471cm">
            <text:p text:style-name="P8">μ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30" draw:layer="layout" svg:width="2.265cm" svg:height="1.075cm" svg:x="21.442cm" svg:y="7.471cm">
            <text:p text:style-name="P29"><text:span text:style-name="T8">Val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30" draw:layer="layout" svg:width="3.353cm" svg:height="5.715cm" svg:x="11.057cm" svg:y="5.182cm">
            <text:p text:style-name="P29"><text:span text:style-name="T8">2 x 128</text:span></text:p>
            <text:p text:style-name="P29"><text:span text:style-name="T8">tan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1" xml:id="id25" draw:id="id25" draw:layer="layout" svg:width="0.565cm" svg:height="0.552cm" svg:x="13.385cm" svg:y="6.8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1" xml:id="id26" draw:id="id26" draw:layer="layout" svg:width="0.565cm" svg:height="0.553cm" svg:x="13.385cm" svg:y="7.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1" xml:id="id27" draw:id="id27" draw:layer="layout" svg:width="0.565cm" svg:height="0.552cm" svg:x="13.385cm" svg:y="9.1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1" xml:id="id28" draw:id="id28" draw:layer="layout" svg:width="0.565cm" svg:height="0.552cm" svg:x="13.385cm" svg:y="9.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1" xml:id="id24" draw:id="id24" draw:layer="layout" svg:width="0.567cm" svg:height="0.552cm" svg:x="11.533cm" svg:y="6.8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1" xml:id="id30" draw:id="id30" draw:layer="layout" svg:width="0.567cm" svg:height="0.553cm" svg:x="11.533cm" svg:y="7.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1" xml:id="id31" draw:id="id31" draw:layer="layout" svg:width="0.567cm" svg:height="0.552cm" svg:x="11.533cm" svg:y="9.1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1" xml:id="id29" draw:id="id29" draw:layer="layout" svg:width="0.567cm" svg:height="0.552cm" svg:x="11.533cm" svg:y="9.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20" draw:layer="layout" svg:width="0.001cm" svg:height="1.205cm" svg:x="11.775cm" svg:y="8.077cm">
            <draw:text-box>
              <text:p text:style-name="P19"><text:span text:style-name="T9">.</text:span></text:p>
              <text:p text:style-name="P19"><text:span text:style-name="T9">.</text:span></text:p>
              <text:p text:style-name="P19"><text:span text:style-name="T9">.</text:span></text:p>
            </draw:text-box>
          </draw:frame>
          <draw:connector draw:style-name="gr42" draw:text-style-name="P10" draw:layer="layout" draw:type="line" svg:x1="12.1cm" svg:y1="7.113cm" svg:x2="13.385cm" svg:y2="7.113cm" draw:start-shape="id24" draw:start-glue-point="10" draw:end-shape="id25" draw:end-glue-point="6" svg:d="M12100 7113h1285" svg:viewBox="0 0 1286 1">
            <text:p/>
          </draw:connector>
          <draw:connector draw:style-name="gr42" draw:text-style-name="P10" draw:layer="layout" draw:type="line" svg:x1="13.385cm" svg:y1="7.887cm" svg:x2="12.1cm" svg:y2="7.113cm" draw:start-shape="id26" draw:start-glue-point="6" draw:end-shape="id24" draw:end-glue-point="10" svg:d="M13385 7887l-1285-774" svg:viewBox="0 0 1286 775">
            <text:p/>
          </draw:connector>
          <draw:connector draw:style-name="gr42" draw:text-style-name="P10" draw:layer="layout" draw:type="line" svg:x1="13.385cm" svg:y1="9.462cm" svg:x2="12.1cm" svg:y2="7.113cm" draw:start-shape="id27" draw:start-glue-point="6" draw:end-shape="id24" draw:end-glue-point="10" svg:d="M13385 9462l-1285-2349" svg:viewBox="0 0 1286 2350">
            <text:p/>
          </draw:connector>
          <draw:connector draw:style-name="gr42" draw:text-style-name="P10" draw:layer="layout" draw:type="line" svg:x1="13.385cm" svg:y1="10.236cm" svg:x2="12.1cm" svg:y2="7.113cm" draw:start-shape="id28" draw:start-glue-point="6" draw:end-shape="id24" draw:end-glue-point="10" svg:d="M13385 10236l-1285-3123" svg:viewBox="0 0 1286 3124">
            <text:p/>
          </draw:connector>
          <draw:connector draw:style-name="gr42" draw:text-style-name="P10" draw:layer="layout" draw:type="line" svg:x1="12.1cm" svg:y1="10.236cm" svg:x2="13.385cm" svg:y2="10.236cm" draw:start-shape="id29" draw:start-glue-point="10" draw:end-shape="id28" draw:end-glue-point="6" svg:d="M12100 10236h1285" svg:viewBox="0 0 1286 1">
            <text:p/>
          </draw:connector>
          <draw:connector draw:style-name="gr42" draw:text-style-name="P10" draw:layer="layout" draw:type="line" svg:x1="12.1cm" svg:y1="10.236cm" svg:x2="13.385cm" svg:y2="9.462cm" draw:start-shape="id29" draw:start-glue-point="10" draw:end-shape="id27" draw:end-glue-point="6" svg:d="M12100 10236l1285-774" svg:viewBox="0 0 1286 775">
            <text:p/>
          </draw:connector>
          <draw:connector draw:style-name="gr42" draw:text-style-name="P10" draw:layer="layout" draw:type="line" svg:x1="12.1cm" svg:y1="10.236cm" svg:x2="13.385cm" svg:y2="7.887cm" draw:start-shape="id29" draw:start-glue-point="10" draw:end-shape="id26" draw:end-glue-point="6" svg:d="M12100 10236l1285-2349" svg:viewBox="0 0 1286 2350">
            <text:p/>
          </draw:connector>
          <draw:connector draw:style-name="gr42" draw:text-style-name="P10" draw:layer="layout" draw:type="line" svg:x1="12.1cm" svg:y1="10.236cm" svg:x2="13.385cm" svg:y2="7.113cm" draw:start-shape="id29" draw:start-glue-point="10" draw:end-shape="id25" draw:end-glue-point="6" svg:d="M12100 10236l1285-3123" svg:viewBox="0 0 1286 3124">
            <text:p/>
          </draw:connector>
          <draw:connector draw:style-name="gr42" draw:text-style-name="P10" draw:layer="layout" draw:type="line" svg:x1="13.385cm" svg:y1="10.236cm" svg:x2="12.1cm" svg:y2="7.887cm" draw:start-shape="id28" draw:start-glue-point="6" draw:end-shape="id30" draw:end-glue-point="10" svg:d="M13385 10236l-1285-2349" svg:viewBox="0 0 1286 2350">
            <text:p/>
          </draw:connector>
          <draw:connector draw:style-name="gr42" draw:text-style-name="P10" draw:layer="layout" draw:type="line" svg:x1="13.385cm" svg:y1="10.236cm" svg:x2="12.1cm" svg:y2="9.462cm" draw:start-shape="id28" draw:start-glue-point="6" draw:end-shape="id31" draw:end-glue-point="10" svg:d="M13385 10236l-1285-774" svg:viewBox="0 0 1286 775">
            <text:p/>
          </draw:connector>
          <draw:connector draw:style-name="gr42" draw:text-style-name="P10" draw:layer="layout" draw:type="line" svg:x1="13.385cm" svg:y1="9.462cm" svg:x2="12.1cm" svg:y2="9.462cm" draw:start-shape="id27" draw:start-glue-point="6" draw:end-shape="id31" draw:end-glue-point="10" svg:d="M13385 9462h-1285" svg:viewBox="0 0 1286 1">
            <text:p/>
          </draw:connector>
          <draw:connector draw:style-name="gr42" draw:text-style-name="P10" draw:layer="layout" draw:type="line" svg:x1="13.385cm" svg:y1="9.462cm" svg:x2="12.1cm" svg:y2="7.887cm" draw:start-shape="id27" draw:start-glue-point="6" draw:end-shape="id30" draw:end-glue-point="10" svg:d="M13385 9462l-1285-1575" svg:viewBox="0 0 1286 1576">
            <text:p/>
          </draw:connector>
          <draw:connector draw:style-name="gr42" draw:text-style-name="P10" draw:layer="layout" draw:type="line" svg:x1="13.385cm" svg:y1="7.887cm" svg:x2="12.1cm" svg:y2="9.462cm" draw:start-shape="id26" draw:start-glue-point="6" draw:end-shape="id31" draw:end-glue-point="10" svg:d="M13385 7887l-1285 1575" svg:viewBox="0 0 1286 1576">
            <text:p/>
          </draw:connector>
          <draw:connector draw:style-name="gr42" draw:text-style-name="P10" draw:layer="layout" draw:type="line" svg:x1="13.385cm" svg:y1="7.887cm" svg:x2="12.1cm" svg:y2="7.887cm" draw:start-shape="id26" draw:start-glue-point="6" draw:end-shape="id30" draw:end-glue-point="10" svg:d="M13385 7887h-1285" svg:viewBox="0 0 1286 1">
            <text:p/>
          </draw:connector>
          <draw:connector draw:style-name="gr42" draw:text-style-name="P10" draw:layer="layout" draw:type="line" svg:x1="13.385cm" svg:y1="7.113cm" svg:x2="12.1cm" svg:y2="7.887cm" draw:start-shape="id25" draw:start-glue-point="6" draw:end-shape="id30" draw:end-glue-point="10" svg:d="M13385 7113l-1285 774" svg:viewBox="0 0 1286 775">
            <text:p/>
          </draw:connector>
          <draw:connector draw:style-name="gr42" draw:text-style-name="P10" draw:layer="layout" draw:type="line" svg:x1="13.385cm" svg:y1="7.113cm" svg:x2="12.1cm" svg:y2="9.462cm" draw:start-shape="id25" draw:start-glue-point="6" draw:end-shape="id31" draw:end-glue-point="10" svg:d="M13385 7113l-1285 2349" svg:viewBox="0 0 1286 2350">
            <text:p/>
          </draw:connector>
          <draw:frame draw:style-name="gr10" draw:text-style-name="P20" draw:layer="layout" svg:width="0.001cm" svg:height="1.205cm" svg:x="13.636cm" svg:y="8.078cm">
            <draw:text-box>
              <text:p text:style-name="P19"><text:span text:style-name="T9">.</text:span></text:p>
              <text:p text:style-name="P19"><text:span text:style-name="T9">.</text:span></text:p>
              <text:p text:style-name="P19"><text:span text:style-name="T9">.</text:span></text:p>
            </draw:text-box>
          </draw:frame>
          <draw:connector draw:style-name="gr42" draw:text-style-name="P10" draw:layer="layout" draw:type="line" svg:x1="7.461cm" svg:y1="3.939cm" svg:x2="11.533cm" svg:y2="7.113cm" draw:start-shape="id32" draw:start-glue-point="1" draw:end-shape="id24" draw:end-glue-point="6" svg:d="M7461 3939l4072 3174" svg:viewBox="0 0 4073 3175">
            <text:p/>
          </draw:connector>
          <draw:connector draw:style-name="gr42" draw:text-style-name="P10" draw:layer="layout" draw:type="line" svg:x1="7.461cm" svg:y1="5.64cm" svg:x2="11.533cm" svg:y2="7.113cm" draw:start-shape="id33" draw:start-glue-point="1" draw:end-shape="id24" draw:end-glue-point="6" svg:d="M7461 5640l4072 1473" svg:viewBox="0 0 4073 1474">
            <text:p/>
          </draw:connector>
          <draw:connector draw:style-name="gr42" draw:text-style-name="P10" draw:layer="layout" draw:type="line" svg:x1="7.461cm" svg:y1="7.34cm" svg:x2="11.533cm" svg:y2="7.113cm" draw:start-shape="id34" draw:start-glue-point="1" draw:end-shape="id24" draw:end-glue-point="6" svg:d="M7461 7340l4072-227" svg:viewBox="0 0 4073 228">
            <text:p/>
          </draw:connector>
          <draw:connector draw:style-name="gr42" draw:text-style-name="P10" draw:layer="layout" draw:type="line" svg:x1="7.462cm" svg:y1="9.024cm" svg:x2="11.533cm" svg:y2="7.113cm" draw:start-shape="id35" draw:start-glue-point="1" draw:end-shape="id24" draw:end-glue-point="6" svg:d="M7462 9024l4071-1911" svg:viewBox="0 0 4072 1912">
            <text:p/>
          </draw:connector>
          <draw:connector draw:style-name="gr42" draw:text-style-name="P10" draw:layer="layout" draw:type="line" svg:x1="7.462cm" svg:y1="10.725cm" svg:x2="11.533cm" svg:y2="7.113cm" draw:start-shape="id36" draw:start-glue-point="1" draw:end-shape="id24" draw:end-glue-point="6" svg:d="M7462 10725l4071-3612" svg:viewBox="0 0 4072 3613">
            <text:p/>
          </draw:connector>
          <draw:connector draw:style-name="gr42" draw:text-style-name="P10" draw:layer="layout" draw:type="line" svg:x1="7.462cm" svg:y1="12.425cm" svg:x2="11.533cm" svg:y2="7.113cm" draw:start-shape="id37" draw:start-glue-point="1" draw:end-shape="id24" draw:end-glue-point="6" svg:d="M7462 12425l4071-5312" svg:viewBox="0 0 4072 5313">
            <text:p/>
          </draw:connector>
          <draw:connector draw:style-name="gr42" draw:text-style-name="P10" draw:layer="layout" draw:type="line" svg:x1="7.462cm" svg:y1="3.94cm" svg:x2="11.533cm" svg:y2="7.887cm" draw:end-shape="id30" draw:end-glue-point="6" svg:d="M7462 3940l4071 3947" svg:viewBox="0 0 4072 3948">
            <text:p/>
          </draw:connector>
          <draw:connector draw:style-name="gr42" draw:text-style-name="P10" draw:layer="layout" draw:type="line" svg:x1="7.462cm" svg:y1="3.94cm" svg:x2="11.533cm" svg:y2="9.462cm" draw:end-shape="id31" draw:end-glue-point="6" svg:d="M7462 3940l4071 5522" svg:viewBox="0 0 4072 5523">
            <text:p/>
          </draw:connector>
          <draw:connector draw:style-name="gr42" draw:text-style-name="P10" draw:layer="layout" draw:type="line" svg:x1="7.462cm" svg:y1="3.941cm" svg:x2="11.533cm" svg:y2="10.236cm" draw:end-shape="id29" draw:end-glue-point="6" svg:d="M7462 3941l4071 6295" svg:viewBox="0 0 4072 6296">
            <text:p/>
          </draw:connector>
          <draw:connector draw:style-name="gr42" draw:text-style-name="P10" draw:layer="layout" draw:type="line" svg:x1="7.462cm" svg:y1="5.64cm" svg:x2="11.533cm" svg:y2="7.887cm" draw:end-shape="id30" draw:end-glue-point="6" svg:d="M7462 5640l4071 2247" svg:viewBox="0 0 4072 2248">
            <text:p/>
          </draw:connector>
          <draw:connector draw:style-name="gr42" draw:text-style-name="P10" draw:layer="layout" draw:type="line" svg:x1="7.462cm" svg:y1="5.64cm" svg:x2="11.533cm" svg:y2="9.462cm" draw:end-shape="id31" draw:end-glue-point="6" svg:d="M7462 5640l4071 3822" svg:viewBox="0 0 4072 3823">
            <text:p/>
          </draw:connector>
          <draw:connector draw:style-name="gr42" draw:text-style-name="P10" draw:layer="layout" draw:type="line" svg:x1="7.462cm" svg:y1="5.641cm" svg:x2="11.533cm" svg:y2="10.236cm" draw:end-shape="id29" draw:end-glue-point="6" svg:d="M7462 5641l4071 4595" svg:viewBox="0 0 4072 4596">
            <text:p/>
          </draw:connector>
          <draw:connector draw:style-name="gr42" draw:text-style-name="P10" draw:layer="layout" draw:type="line" svg:x1="7.462cm" svg:y1="7.34cm" svg:x2="11.533cm" svg:y2="7.887cm" draw:end-shape="id30" draw:end-glue-point="6" svg:d="M7462 7340l4071 547" svg:viewBox="0 0 4072 548">
            <text:p/>
          </draw:connector>
          <draw:connector draw:style-name="gr42" draw:text-style-name="P10" draw:layer="layout" draw:type="line" svg:x1="7.462cm" svg:y1="7.34cm" svg:x2="11.533cm" svg:y2="9.462cm" draw:end-shape="id31" draw:end-glue-point="6" svg:d="M7462 7340l4071 2122" svg:viewBox="0 0 4072 2123">
            <text:p/>
          </draw:connector>
          <draw:connector draw:style-name="gr42" draw:text-style-name="P10" draw:layer="layout" draw:type="line" svg:x1="7.462cm" svg:y1="7.341cm" svg:x2="11.533cm" svg:y2="10.236cm" draw:end-shape="id29" draw:end-glue-point="6" svg:d="M7462 7341l4071 2895" svg:viewBox="0 0 4072 2896">
            <text:p/>
          </draw:connector>
          <draw:connector draw:style-name="gr42" draw:text-style-name="P10" draw:layer="layout" draw:type="line" svg:x1="7.462cm" svg:y1="9.024cm" svg:x2="11.533cm" svg:y2="7.887cm" draw:end-shape="id30" draw:end-glue-point="6" svg:d="M7462 9024l4071-1137" svg:viewBox="0 0 4072 1138">
            <text:p/>
          </draw:connector>
          <draw:connector draw:style-name="gr42" draw:text-style-name="P10" draw:layer="layout" draw:type="line" svg:x1="7.462cm" svg:y1="9.024cm" svg:x2="11.533cm" svg:y2="9.462cm" draw:end-shape="id31" draw:end-glue-point="6" svg:d="M7462 9024l4071 438" svg:viewBox="0 0 4072 439">
            <text:p/>
          </draw:connector>
          <draw:connector draw:style-name="gr42" draw:text-style-name="P10" draw:layer="layout" draw:type="line" svg:x1="7.462cm" svg:y1="9.025cm" svg:x2="11.533cm" svg:y2="10.236cm" draw:end-shape="id29" draw:end-glue-point="6" svg:d="M7462 9025l4071 1211" svg:viewBox="0 0 4072 1212">
            <text:p/>
          </draw:connector>
          <draw:connector draw:style-name="gr42" draw:text-style-name="P10" draw:layer="layout" draw:type="line" svg:x1="7.462cm" svg:y1="10.726cm" svg:x2="11.533cm" svg:y2="7.887cm" draw:end-shape="id30" draw:end-glue-point="6" svg:d="M7462 10726l4071-2839" svg:viewBox="0 0 4072 2840">
            <text:p/>
          </draw:connector>
          <draw:connector draw:style-name="gr42" draw:text-style-name="P10" draw:layer="layout" draw:type="line" svg:x1="7.462cm" svg:y1="10.726cm" svg:x2="11.533cm" svg:y2="9.462cm" draw:end-shape="id31" draw:end-glue-point="6" svg:d="M7462 10726l4071-1264" svg:viewBox="0 0 4072 1265">
            <text:p/>
          </draw:connector>
          <draw:connector draw:style-name="gr42" draw:text-style-name="P10" draw:layer="layout" draw:type="line" svg:x1="7.462cm" svg:y1="10.727cm" svg:x2="11.533cm" svg:y2="10.236cm" draw:end-shape="id29" draw:end-glue-point="6" svg:d="M7462 10727l4071-491" svg:viewBox="0 0 4072 492">
            <text:p/>
          </draw:connector>
          <draw:connector draw:style-name="gr42" draw:text-style-name="P10" draw:layer="layout" draw:type="line" svg:x1="7.462cm" svg:y1="12.426cm" svg:x2="11.533cm" svg:y2="7.887cm" draw:end-shape="id30" draw:end-glue-point="6" svg:d="M7462 12426l4071-4539" svg:viewBox="0 0 4072 4540">
            <text:p/>
          </draw:connector>
          <draw:connector draw:style-name="gr42" draw:text-style-name="P10" draw:layer="layout" draw:type="line" svg:x1="7.462cm" svg:y1="12.426cm" svg:x2="11.533cm" svg:y2="9.462cm" draw:end-shape="id31" draw:end-glue-point="6" svg:d="M7462 12426l4071-2964" svg:viewBox="0 0 4072 2965">
            <text:p/>
          </draw:connector>
          <draw:connector draw:style-name="gr42" draw:text-style-name="P10" draw:layer="layout" draw:type="line" svg:x1="7.462cm" svg:y1="12.427cm" svg:x2="11.533cm" svg:y2="10.236cm" draw:end-shape="id29" draw:end-glue-point="6" svg:d="M7462 12427l4071-2191" svg:viewBox="0 0 4072 2192">
            <text:p/>
          </draw:connector>
          <draw:connector draw:style-name="gr43" draw:text-style-name="P10" draw:layer="layout" draw:type="line" svg:x1="19.691cm" svg:y1="8.008cm" svg:x2="21.442cm" svg:y2="8.008cm" draw:start-shape="id38" draw:start-glue-point="1" draw:end-shape="id39" draw:end-glue-point="3" svg:d="M19691 8008h1751" svg:viewBox="0 0 1752 1">
            <text:p/>
          </draw:connector>
          <draw:connector draw:style-name="gr42" draw:text-style-name="P10" draw:layer="layout" draw:type="line" svg:x1="13.95cm" svg:y1="7.113cm" svg:x2="18.025cm" svg:y2="7.571cm" draw:start-shape="id25" draw:start-glue-point="10" draw:end-shape="id40" draw:end-glue-point="6" svg:d="M13950 7113l4075 458" svg:viewBox="0 0 4076 459">
            <text:p/>
          </draw:connector>
          <draw:connector draw:style-name="gr42" draw:text-style-name="P10" draw:layer="layout" draw:type="line" svg:x1="13.95cm" svg:y1="7.887cm" svg:x2="18.025cm" svg:y2="7.571cm" draw:start-shape="id26" draw:start-glue-point="10" draw:end-shape="id40" draw:end-glue-point="6" svg:d="M13950 7887l4075-316" svg:viewBox="0 0 4076 317">
            <text:p/>
          </draw:connector>
          <draw:connector draw:style-name="gr42" draw:text-style-name="P10" draw:layer="layout" draw:type="line" svg:x1="13.95cm" svg:y1="9.462cm" svg:x2="18.025cm" svg:y2="7.571cm" draw:start-shape="id27" draw:start-glue-point="10" draw:end-shape="id40" draw:end-glue-point="6" svg:d="M13950 9462l4075-1891" svg:viewBox="0 0 4076 1892">
            <text:p/>
          </draw:connector>
          <draw:connector draw:style-name="gr42" draw:text-style-name="P10" draw:layer="layout" draw:type="line" svg:x1="13.95cm" svg:y1="10.236cm" svg:x2="18.025cm" svg:y2="7.571cm" draw:start-shape="id28" draw:start-glue-point="10" draw:end-shape="id40" draw:end-glue-point="6" svg:d="M13950 10236l4075-2665" svg:viewBox="0 0 4076 2666">
            <text:p/>
          </draw:connector>
          <draw:connector draw:style-name="gr42" draw:text-style-name="P10" draw:layer="layout" draw:type="line" svg:x1="18.025cm" svg:y1="9.128cm" svg:x2="13.95cm" svg:y2="7.113cm" draw:start-shape="id41" draw:start-glue-point="6" draw:end-shape="id25" draw:end-glue-point="10" svg:d="M18025 9128l-4075-2015" svg:viewBox="0 0 4076 2016">
            <text:p/>
          </draw:connector>
          <draw:connector draw:style-name="gr42" draw:text-style-name="P10" draw:layer="layout" draw:type="line" svg:x1="18.025cm" svg:y1="9.128cm" svg:x2="13.95cm" svg:y2="7.887cm" draw:start-shape="id41" draw:start-glue-point="6" draw:end-shape="id26" draw:end-glue-point="10" svg:d="M18025 9128l-4075-1241" svg:viewBox="0 0 4076 1242">
            <text:p/>
          </draw:connector>
          <draw:connector draw:style-name="gr42" draw:text-style-name="P10" draw:layer="layout" draw:type="line" svg:x1="18.025cm" svg:y1="9.128cm" svg:x2="13.95cm" svg:y2="9.462cm" draw:start-shape="id41" draw:start-glue-point="6" draw:end-shape="id27" draw:end-glue-point="10" svg:d="M18025 9128l-4075 334" svg:viewBox="0 0 4076 335">
            <text:p/>
          </draw:connector>
          <draw:connector draw:style-name="gr42" draw:text-style-name="P10" draw:layer="layout" draw:type="line" svg:x1="18.025cm" svg:y1="9.128cm" svg:x2="13.95cm" svg:y2="10.236cm" draw:start-shape="id41" draw:start-glue-point="6" draw:end-shape="id28" draw:end-glue-point="10" svg:d="M18025 9128l-4075 1108" svg:viewBox="0 0 4076 1109">
            <text:p/>
          </draw:connector>
        </draw:g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50" draw:text-style-name="P36" draw:layer="layout" svg:width="2.305cm" svg:height="2.089cm" svg:x="15.625cm" svg:y="7.943cm">
          <draw:text-box>
            <text:p text:style-name="P35"><text:span text:style-name="T15">g</text:span><text:span text:style-name="T16">l(p)</text:span><text:span text:style-name="T17">+2</text:span></text:p>
          </draw:text-box>
        </draw:frame>
        <draw:frame draw:style-name="gr51" draw:text-style-name="P38" draw:layer="layout" svg:width="4.218cm" svg:height="2.089cm" svg:x="13.97cm" svg:y="8.406cm">
          <draw:text-box>
            <text:p text:style-name="P37"><text:span text:style-name="T18">ψ</text:span><text:span text:style-name="T19">(p(t))</text:span></text:p>
          </draw:text-box>
        </draw:frame>
        <draw:frame draw:style-name="gr52" draw:text-style-name="P38" draw:layer="layout" svg:width="4.887cm" svg:height="2.792cm" svg:x="8.212cm" svg:y="8.797cm">
          <draw:text-box>
            <text:p text:style-name="P37"><text:span text:style-name="T20">ψ</text:span><text:span text:style-name="T21">(</text:span><text:span text:style-name="T19">p(t-</text:span><text:span text:style-name="T22">Δ</text:span><text:span text:style-name="T23">t</text:span><text:span text:style-name="T19">))</text:span></text:p>
          </draw:text-box>
        </draw:frame>
        <draw:g>
          <draw:circle draw:style-name="gr53" draw:text-style-name="P39" draw:layer="layout" svg:width="2.54cm" svg:height="2.54cm" draw:transform="rotate (-0.0174532925199433) translate (9.73cm 8.997cm)" draw:kind="arc" draw:start-angle="268.88" draw:end-angle="6.51">
            <text:p/>
          </draw:circle>
          <draw:line draw:style-name="gr54" draw:text-style-name="P10" draw:layer="layout" svg:x1="16.098cm" svg:y1="12.029cm" svg:x2="15.925cm" svg:y2="9.884cm">
            <text:p/>
          </draw:line>
          <draw:line draw:style-name="gr54" draw:text-style-name="P10" draw:layer="layout" svg:x1="11.057cm" svg:y1="12.429cm" svg:x2="10.884cm" svg:y2="10.284cm">
            <text:p/>
          </draw:line>
          <draw:line draw:style-name="gr55" draw:text-style-name="P10" draw:layer="layout" svg:x1="2.304cm" svg:y1="10.962cm" svg:x2="19.014cm" svg:y2="9.611cm">
            <text:p/>
          </draw:line>
          <draw:line draw:style-name="gr55" draw:text-style-name="P10" draw:layer="layout" svg:x1="14.567cm" svg:y1="3.262cm" svg:x2="19.014cm" svg:y2="9.611cm">
            <text:p/>
          </draw:line>
          <draw:custom-shape draw:style-name="gr56" draw:text-style-name="P40" draw:layer="layout" svg:width="1.905cm" svg:height="1.905cm" draw:transform="rotate (-0.349065850398867) translate (2.142cm 9.55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39" draw:layer="layout" svg:width="1.905cm" svg:height="1.905cm" draw:transform="rotate (-0.349065850398867) translate (18.233cm 8.43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39" draw:layer="layout" svg:width="1.905cm" svg:height="1.905cm" draw:transform="rotate (-0.349065850398867) translate (13.527cm 1.42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1" draw:layer="layout" svg:width="4.887cm" svg:height="2.459cm" draw:transform="rotate (-0.349065850398867) translate (8.755cm 10.907cm)">
            <text:p/>
  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  </draw:custom-shape>
          <draw:custom-shape draw:style-name="gr58" draw:text-style-name="P41" draw:layer="layout" svg:width="4.887cm" svg:height="2.459cm" draw:transform="rotate (-0.349065850398867) translate (13.771cm 10.284cm)">
            <text:p/>
  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  </draw:custom-shape>
          <draw:custom-shape draw:style-name="gr59" draw:text-style-name="P42" draw:layer="layout" svg:width="0.366cm" svg:height="0.366cm" draw:transform="rotate (-0.349065850398867) translate (15.775cm 9.59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42" draw:layer="layout" svg:width="0.366cm" svg:height="0.366cm" draw:transform="rotate (-0.349065850398867) translate (10.759cm 10.0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60" draw:text-style-name="P42" draw:layer="layout" svg:width="2.54cm" svg:height="2.54cm" draw:transform="rotate (-0.0174532925199433) translate (14.771cm 8.597cm)" draw:kind="arc" draw:start-angle="268.88" draw:end-angle="6.51">
            <text:p/>
          </draw:circle>
          <draw:custom-shape draw:style-name="gr61" draw:text-style-name="P42" draw:layer="layout" svg:width="0.254cm" svg:height="0.254cm" draw:transform="rotate (-0.349065850398867) translate (11.39cm 10.6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42" draw:layer="layout" svg:width="0.254cm" svg:height="0.254cm" draw:transform="rotate (-0.349065850398867) translate (16.433cm 10.2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0" draw:text-style-name="P43" draw:layer="layout" svg:width="4.321cm" svg:height="2.089cm" svg:x="7.93cm" svg:y="12.565cm">
          <draw:text-box>
            <text:p text:style-name="P35"><text:span text:style-name="T24">p(t-</text:span><text:span text:style-name="T25">Δ</text:span><text:span text:style-name="T26">t</text:span><text:span text:style-name="T24">)</text:span></text:p>
          </draw:text-box>
        </draw:frame>
        <draw:frame draw:style-name="gr50" draw:text-style-name="P43" draw:layer="layout" svg:width="2.305cm" svg:height="2.089cm" svg:x="14.199cm" svg:y="11.771cm">
          <draw:text-box>
            <text:p text:style-name="P35"><text:span text:style-name="T24">p(t)</text:span></text:p>
          </draw:text-box>
        </draw:frame>
        <draw:frame draw:style-name="gr63" draw:text-style-name="P43" draw:layer="layout" svg:width="1.905cm" svg:height="1.098cm" svg:x="1.905cm" svg:y="11.602cm">
          <draw:text-box>
            <text:p text:style-name="P35"><text:span text:style-name="T24">g</text:span><text:span text:style-name="T27">l(p)</text:span></text:p>
          </draw:text-box>
        </draw:frame>
        <draw:frame draw:style-name="gr50" draw:text-style-name="P43" draw:layer="layout" svg:width="2.305cm" svg:height="2.089cm" svg:x="19.518cm" svg:y="9.273cm">
          <draw:text-box>
            <text:p text:style-name="P35"><text:span text:style-name="T24">g</text:span><text:span text:style-name="T27">l(p)</text:span><text:span text:style-name="T28">+1</text:span></text:p>
          </draw:text-box>
        </draw:frame>
        <draw:frame draw:style-name="gr50" draw:text-style-name="P43" draw:layer="layout" svg:width="2.305cm" svg:height="2.089cm" svg:x="15.24cm" svg:y="1.721cm">
          <draw:text-box>
            <text:p text:style-name="P35"><text:span text:style-name="T24">g</text:span><text:span text:style-name="T27">l(p)</text:span><text:span text:style-name="T28">+2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MathJax_Main" svg:font-family="MathJax_Main" style:font-pitch="variable"/>
    <style:font-face style:name="MathJax_Main1" svg:font-family="MathJax_Main"/>
    <style:font-face style:name="MathJax_Math" svg:font-family="MathJax_Math" style:font-pitch="variable"/>
    <style:font-face style:name="MathJax_Math1" svg:font-family="MathJax_Math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16:45:25.336412331</meta:creation-date>
    <meta:generator>LibreOffice/7.4.2.3$Linux_X86_64 LibreOffice_project/40$Build-3</meta:generator>
    <dc:date>2022-12-21T18:34:31.863319667</dc:date>
    <meta:editing-duration>PT9H12M52S</meta:editing-duration>
    <meta:editing-cycles>14</meta:editing-cycles>
    <meta:document-statistic meta:object-count="329"/>
  </office:meta>
</office:document-meta>
</file>